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500ms" table:style-name="ta1">
        <table:shapes>
          <draw:frame draw:z-index="0" draw:style-name="gr1" draw:text-style-name="P1" svg:width="6.2988in" svg:height="3.5429in" svg:x="7.6453in" svg:y="0.6827in">
            <draw:object draw:notify-on-update-of-ranges="500ms.A1:500ms.A40 500ms.C1:500ms.C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.8173in" svg:y="1.9949in">
            <draw:object draw:notify-on-update-of-ranges="500ms.A5:500ms.A40 500ms.B5:500ms.B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4"/>
          <table:table-cell office:value-type="float" office:value="255" calcext:value-type="float">
            <text:p>255</text:p>
          </table:table-cell>
          <table:table-cell table:formula="of:=SUM([.G1]; -8000)" office:value-type="float" office:value="330" calcext:value-type="float">
            <text:p>330</text:p>
          </table:table-cell>
          <table:table-cell office:value-type="float" office:value="8330" calcext:value-type="float">
            <text:p>8330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SUM([.G2]; -8000)" office:value-type="float" office:value="27.9399999999996" calcext:value-type="float">
            <text:p>27.9399999999996</text:p>
          </table:table-cell>
          <table:table-cell office:value-type="float" office:value="8027.94" calcext:value-type="float">
            <text:p>8027.94</text:p>
          </table:table-cell>
        </table:table-row>
        <table:table-row table:style-name="ro1">
          <table:table-cell table:number-columns-repeated="4"/>
          <table:table-cell office:value-type="float" office:value="255" calcext:value-type="float">
            <text:p>255</text:p>
          </table:table-cell>
          <table:table-cell table:formula="of:=SUM([.G3]; -8000)" office:value-type="float" office:value="475.25" calcext:value-type="float">
            <text:p>475.25</text:p>
          </table:table-cell>
          <table:table-cell office:value-type="float" office:value="8475.25" calcext:value-type="float">
            <text:p>8475.25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SUM([.G4]; -8000)" office:value-type="float" office:value="244" calcext:value-type="float">
            <text:p>244</text:p>
          </table:table-cell>
          <table:table-cell office:value-type="float" office:value="8244" calcext:value-type="float">
            <text:p>824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]; -8300)" office:value-type="float" office:value="330" calcext:value-type="float">
            <text:p>330</text:p>
          </table:table-cell>
          <table:table-cell office:value-type="float" office:value="8630" calcext:value-type="float">
            <text:p>863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]; -8300)" office:value-type="float" office:value="14.6299999999992" calcext:value-type="float">
            <text:p>14.6299999999992</text:p>
          </table:table-cell>
          <table:table-cell office:value-type="float" office:value="8314.63" calcext:value-type="float">
            <text:p>8314.63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]; -8300)" office:value-type="float" office:value="350" calcext:value-type="float">
            <text:p>350</text:p>
          </table:table-cell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8]; -8300)" office:value-type="float" office:value="-2.59000000000015" calcext:value-type="float">
            <text:p>-2.59000000000015</text:p>
          </table:table-cell>
          <table:table-cell office:value-type="float" office:value="8297.41" calcext:value-type="float">
            <text:p>8297.4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9]; -8300)" office:value-type="float" office:value="350" calcext:value-type="float">
            <text:p>350</text:p>
          </table:table-cell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0]; -8300)" office:value-type="float" office:value="7.38999999999942" calcext:value-type="float">
            <text:p>7.38999999999942</text:p>
          </table:table-cell>
          <table:table-cell office:value-type="float" office:value="8307.39" calcext:value-type="float">
            <text:p>8307.39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1]; -8300)" office:value-type="float" office:value="350" calcext:value-type="float">
            <text:p>350</text:p>
          </table:table-cell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2]; -8300)" office:value-type="float" office:value="11.3799999999992" calcext:value-type="float">
            <text:p>11.3799999999992</text:p>
          </table:table-cell>
          <table:table-cell office:value-type="float" office:value="8311.38" calcext:value-type="float">
            <text:p>8311.38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3]; -8300)" office:value-type="float" office:value="350" calcext:value-type="float">
            <text:p>350</text:p>
          </table:table-cell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4]; -8300)" office:value-type="float" office:value="15.3700000000008" calcext:value-type="float">
            <text:p>15.3700000000008</text:p>
          </table:table-cell>
          <table:table-cell office:value-type="float" office:value="8315.37" calcext:value-type="float">
            <text:p>8315.37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5]; -8300)" office:value-type="float" office:value="274.26" calcext:value-type="float">
            <text:p>274.26</text:p>
          </table:table-cell>
          <table:table-cell office:value-type="float" office:value="8574.26" calcext:value-type="float">
            <text:p>8574.2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6]; -8300)" office:value-type="float" office:value="32" calcext:value-type="float">
            <text:p>32</text:p>
          </table:table-cell>
          <table:table-cell office:value-type="float" office:value="8332" calcext:value-type="float">
            <text:p>8332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7]; -8300)" office:value-type="float" office:value="274.26" calcext:value-type="float">
            <text:p>274.26</text:p>
          </table:table-cell>
          <table:table-cell office:value-type="float" office:value="8574.26" calcext:value-type="float">
            <text:p>8574.2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8]; -8300)" office:value-type="float" office:value="32" calcext:value-type="float">
            <text:p>32</text:p>
          </table:table-cell>
          <table:table-cell office:value-type="float" office:value="8332" calcext:value-type="float">
            <text:p>8332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9]; -8300)" office:value-type="float" office:value="447.469999999999" calcext:value-type="float">
            <text:p>447.469999999999</text:p>
          </table:table-cell>
          <table:table-cell office:value-type="float" office:value="8747.47" calcext:value-type="float">
            <text:p>8747.4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0]; -8300)" office:value-type="float" office:value="15.3700000000008" calcext:value-type="float">
            <text:p>15.3700000000008</text:p>
          </table:table-cell>
          <table:table-cell office:value-type="float" office:value="8315.37" calcext:value-type="float">
            <text:p>8315.37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1]; -8300)" office:value-type="float" office:value="360" calcext:value-type="float">
            <text:p>360</text:p>
          </table:table-cell>
          <table:table-cell office:value-type="float" office:value="8660" calcext:value-type="float">
            <text:p>86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2]; -8300)" office:value-type="float" office:value="15.3700000000008" calcext:value-type="float">
            <text:p>15.3700000000008</text:p>
          </table:table-cell>
          <table:table-cell office:value-type="float" office:value="8315.37" calcext:value-type="float">
            <text:p>8315.37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3]; -8300)" office:value-type="float" office:value="360" calcext:value-type="float">
            <text:p>360</text:p>
          </table:table-cell>
          <table:table-cell office:value-type="float" office:value="8660" calcext:value-type="float">
            <text:p>86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4]; -8300)" office:value-type="float" office:value="15.3700000000008" calcext:value-type="float">
            <text:p>15.3700000000008</text:p>
          </table:table-cell>
          <table:table-cell office:value-type="float" office:value="8315.37" calcext:value-type="float">
            <text:p>8315.37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5]; -8300)" office:value-type="float" office:value="360" calcext:value-type="float">
            <text:p>360</text:p>
          </table:table-cell>
          <table:table-cell office:value-type="float" office:value="8660" calcext:value-type="float">
            <text:p>86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6]; -8300)" office:value-type="float" office:value="17.3700000000008" calcext:value-type="float">
            <text:p>17.3700000000008</text:p>
          </table:table-cell>
          <table:table-cell office:value-type="float" office:value="8317.37" calcext:value-type="float">
            <text:p>8317.37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7]; -8300)" office:value-type="float" office:value="274.26" calcext:value-type="float">
            <text:p>274.26</text:p>
          </table:table-cell>
          <table:table-cell office:value-type="float" office:value="8574.26" calcext:value-type="float">
            <text:p>8574.2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8]; -8300)" office:value-type="float" office:value="34" calcext:value-type="float">
            <text:p>34</text:p>
          </table:table-cell>
          <table:table-cell office:value-type="float" office:value="8334" calcext:value-type="float">
            <text:p>833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9]; -8300)" office:value-type="float" office:value="274.26" calcext:value-type="float">
            <text:p>274.26</text:p>
          </table:table-cell>
          <table:table-cell office:value-type="float" office:value="8574.26" calcext:value-type="float">
            <text:p>8574.2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0]; -8300)" office:value-type="float" office:value="32" calcext:value-type="float">
            <text:p>32</text:p>
          </table:table-cell>
          <table:table-cell office:value-type="float" office:value="8332" calcext:value-type="float">
            <text:p>8332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1]; -8300)" office:value-type="float" office:value="360" calcext:value-type="float">
            <text:p>360</text:p>
          </table:table-cell>
          <table:table-cell office:value-type="float" office:value="8660" calcext:value-type="float">
            <text:p>86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2]; -8300)" office:value-type="float" office:value="13.3700000000008" calcext:value-type="float">
            <text:p>13.3700000000008</text:p>
          </table:table-cell>
          <table:table-cell office:value-type="float" office:value="8313.37" calcext:value-type="float">
            <text:p>8313.37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3]; -8300)" office:value-type="float" office:value="437.370000000001" calcext:value-type="float">
            <text:p>437.370000000001</text:p>
          </table:table-cell>
          <table:table-cell office:value-type="float" office:value="8737.37" calcext:value-type="float">
            <text:p>8737.3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4]; -8300)" office:value-type="float" office:value="11.3799999999992" calcext:value-type="float">
            <text:p>11.3799999999992</text:p>
          </table:table-cell>
          <table:table-cell office:value-type="float" office:value="8311.38" calcext:value-type="float">
            <text:p>8311.38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5]; -8300)" office:value-type="float" office:value="350" calcext:value-type="float">
            <text:p>350</text:p>
          </table:table-cell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6]; -8300)" office:value-type="float" office:value="7.38999999999942" calcext:value-type="float">
            <text:p>7.38999999999942</text:p>
          </table:table-cell>
          <table:table-cell office:value-type="float" office:value="8307.39" calcext:value-type="float">
            <text:p>8307.39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7]; -8300)" office:value-type="float" office:value="350" calcext:value-type="float">
            <text:p>350</text:p>
          </table:table-cell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8]; -8300)" office:value-type="float" office:value="7.38999999999942" calcext:value-type="float">
            <text:p>7.38999999999942</text:p>
          </table:table-cell>
          <table:table-cell office:value-type="float" office:value="8307.39" calcext:value-type="float">
            <text:p>8307.39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9]; -8300)" office:value-type="float" office:value="264.360000000001" calcext:value-type="float">
            <text:p>264.360000000001</text:p>
          </table:table-cell>
          <table:table-cell office:value-type="float" office:value="8564.36" calcext:value-type="float">
            <text:p>8564.3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0]; -8300)" office:value-type="float" office:value="28" calcext:value-type="float">
            <text:p>28</text:p>
          </table:table-cell>
          <table:table-cell office:value-type="float" office:value="8328" calcext:value-type="float">
            <text:p>8328</text:p>
          </table:table-cell>
          <table:table-cell table:number-columns-repeated="4"/>
        </table:table-row>
      </table:table>
      <table:table table:name="250ms" table:style-name="ta1">
        <table:shapes>
          <draw:frame draw:z-index="0" draw:style-name="gr1" draw:text-style-name="P1" svg:width="6.2988in" svg:height="3.5429in" svg:x="4.1236in" svg:y="1.8256in">
            <draw:object draw:notify-on-update-of-ranges="250ms.A1:250ms.A42 250ms.B1:250ms.B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SUM([.C1]; -8300)" office:value-type="float" office:value="14.7399999999998" calcext:value-type="float">
            <text:p>14.7399999999998</text:p>
          </table:table-cell>
          <table:table-cell office:value-type="float" office:value="8314.74" calcext:value-type="float">
            <text:p>8314.7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]; -8300)" office:value-type="float" office:value="346.459999999999" calcext:value-type="float">
            <text:p>346.459999999999</text:p>
          </table:table-cell>
          <table:table-cell office:value-type="float" office:value="8646.46" calcext:value-type="float">
            <text:p>8646.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]; -8300)" office:value-type="float" office:value="124" calcext:value-type="float">
            <text:p>124</text:p>
          </table:table-cell>
          <table:table-cell office:value-type="float" office:value="8424" calcext:value-type="float">
            <text:p>842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]; -8300)" office:value-type="float" office:value="224.75" calcext:value-type="float">
            <text:p>224.75</text:p>
          </table:table-cell>
          <table:table-cell office:value-type="float" office:value="8524.75" calcext:value-type="float">
            <text:p>8524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]; -8300)" office:value-type="float" office:value="152" calcext:value-type="float">
            <text:p>152</text:p>
          </table:table-cell>
          <table:table-cell office:value-type="float" office:value="8452" calcext:value-type="float">
            <text:p>845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]; -8300)" office:value-type="float" office:value="320" calcext:value-type="float">
            <text:p>320</text:p>
          </table:table-cell>
          <table:table-cell office:value-type="float" office:value="8620" calcext:value-type="float">
            <text:p>86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]; -8300)" office:value-type="float" office:value="134.26" calcext:value-type="float">
            <text:p>134.26</text:p>
          </table:table-cell>
          <table:table-cell office:value-type="float" office:value="8434.26" calcext:value-type="float">
            <text:p>8434.2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]; -8300)" office:value-type="float" office:value="244.549999999999" calcext:value-type="float">
            <text:p>244.549999999999</text:p>
          </table:table-cell>
          <table:table-cell office:value-type="float" office:value="8544.55" calcext:value-type="float">
            <text:p>8544.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]; -8300)" office:value-type="float" office:value="138.25" calcext:value-type="float">
            <text:p>138.25</text:p>
          </table:table-cell>
          <table:table-cell office:value-type="float" office:value="8438.25" calcext:value-type="float">
            <text:p>8438.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]; -8300)" office:value-type="float" office:value="330" calcext:value-type="float">
            <text:p>330</text:p>
          </table:table-cell>
          <table:table-cell office:value-type="float" office:value="8630" calcext:value-type="float">
            <text:p>86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]; -8300)" office:value-type="float" office:value="146.209999999999" calcext:value-type="float">
            <text:p>146.209999999999</text:p>
          </table:table-cell>
          <table:table-cell office:value-type="float" office:value="8446.21" calcext:value-type="float">
            <text:p>8446.2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2]; -8300)" office:value-type="float" office:value="244.549999999999" calcext:value-type="float">
            <text:p>244.549999999999</text:p>
          </table:table-cell>
          <table:table-cell office:value-type="float" office:value="8544.55" calcext:value-type="float">
            <text:p>8544.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3]; -8300)" office:value-type="float" office:value="180" calcext:value-type="float">
            <text:p>180</text:p>
          </table:table-cell>
          <table:table-cell office:value-type="float" office:value="8480" calcext:value-type="float">
            <text:p>848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4]; -8300)" office:value-type="float" office:value="427.27" calcext:value-type="float">
            <text:p>427.27</text:p>
          </table:table-cell>
          <table:table-cell office:value-type="float" office:value="8727.27" calcext:value-type="float">
            <text:p>8727.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5]; -8300)" office:value-type="float" office:value="146.209999999999" calcext:value-type="float">
            <text:p>146.209999999999</text:p>
          </table:table-cell>
          <table:table-cell office:value-type="float" office:value="8446.21" calcext:value-type="float">
            <text:p>8446.2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6]; -8300)" office:value-type="float" office:value="427.27" calcext:value-type="float">
            <text:p>427.27</text:p>
          </table:table-cell>
          <table:table-cell office:value-type="float" office:value="8727.27" calcext:value-type="float">
            <text:p>8727.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7]; -8300)" office:value-type="float" office:value="184" calcext:value-type="float">
            <text:p>184</text:p>
          </table:table-cell>
          <table:table-cell office:value-type="float" office:value="8484" calcext:value-type="float">
            <text:p>848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8]; -8300)" office:value-type="float" office:value="340" calcext:value-type="float">
            <text:p>340</text:p>
          </table:table-cell>
          <table:table-cell office:value-type="float" office:value="8640" calcext:value-type="float">
            <text:p>8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9]; -8300)" office:value-type="float" office:value="188" calcext:value-type="float">
            <text:p>188</text:p>
          </table:table-cell>
          <table:table-cell office:value-type="float" office:value="8488" calcext:value-type="float">
            <text:p>848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0]; -8300)" office:value-type="float" office:value="350" calcext:value-type="float">
            <text:p>350</text:p>
          </table:table-cell>
          <table:table-cell office:value-type="float" office:value="8650" calcext:value-type="float">
            <text:p>86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1]; -8300)" office:value-type="float" office:value="154.18" calcext:value-type="float">
            <text:p>154.18</text:p>
          </table:table-cell>
          <table:table-cell office:value-type="float" office:value="8454.18" calcext:value-type="float">
            <text:p>8454.1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2]; -8300)" office:value-type="float" office:value="254.459999999999" calcext:value-type="float">
            <text:p>254.459999999999</text:p>
          </table:table-cell>
          <table:table-cell office:value-type="float" office:value="8554.46" calcext:value-type="float">
            <text:p>8554.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3]; -8300)" office:value-type="float" office:value="158.17" calcext:value-type="float">
            <text:p>158.17</text:p>
          </table:table-cell>
          <table:table-cell office:value-type="float" office:value="8458.17" calcext:value-type="float">
            <text:p>8458.1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4]; -8300)" office:value-type="float" office:value="350" calcext:value-type="float">
            <text:p>350</text:p>
          </table:table-cell>
          <table:table-cell office:value-type="float" office:value="8650" calcext:value-type="float">
            <text:p>86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5]; -8300)" office:value-type="float" office:value="158.17" calcext:value-type="float">
            <text:p>158.17</text:p>
          </table:table-cell>
          <table:table-cell office:value-type="float" office:value="8458.17" calcext:value-type="float">
            <text:p>8458.1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6]; -8300)" office:value-type="float" office:value="254.459999999999" calcext:value-type="float">
            <text:p>254.459999999999</text:p>
          </table:table-cell>
          <table:table-cell office:value-type="float" office:value="8554.46" calcext:value-type="float">
            <text:p>8554.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7]; -8300)" office:value-type="float" office:value="162.15" calcext:value-type="float">
            <text:p>162.15</text:p>
          </table:table-cell>
          <table:table-cell office:value-type="float" office:value="8462.15" calcext:value-type="float">
            <text:p>8462.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8]; -8300)" office:value-type="float" office:value="437.370000000001" calcext:value-type="float">
            <text:p>437.370000000001</text:p>
          </table:table-cell>
          <table:table-cell office:value-type="float" office:value="8737.37" calcext:value-type="float">
            <text:p>8737.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9]; -8300)" office:value-type="float" office:value="166.129999999999" calcext:value-type="float">
            <text:p>166.129999999999</text:p>
          </table:table-cell>
          <table:table-cell office:value-type="float" office:value="8466.13" calcext:value-type="float">
            <text:p>8466.1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0]; -8300)" office:value-type="float" office:value="350" calcext:value-type="float">
            <text:p>350</text:p>
          </table:table-cell>
          <table:table-cell office:value-type="float" office:value="8650" calcext:value-type="float">
            <text:p>86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1]; -8300)" office:value-type="float" office:value="230.120000000001" calcext:value-type="float">
            <text:p>230.120000000001</text:p>
          </table:table-cell>
          <table:table-cell office:value-type="float" office:value="8530.12" calcext:value-type="float">
            <text:p>8530.1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2]; -8300)" office:value-type="float" office:value="350" calcext:value-type="float">
            <text:p>350</text:p>
          </table:table-cell>
          <table:table-cell office:value-type="float" office:value="8650" calcext:value-type="float">
            <text:p>86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3]; -8300)" office:value-type="float" office:value="166.129999999999" calcext:value-type="float">
            <text:p>166.129999999999</text:p>
          </table:table-cell>
          <table:table-cell office:value-type="float" office:value="8466.13" calcext:value-type="float">
            <text:p>8466.1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4]; -8300)" office:value-type="float" office:value="350" calcext:value-type="float">
            <text:p>350</text:p>
          </table:table-cell>
          <table:table-cell office:value-type="float" office:value="8650" calcext:value-type="float">
            <text:p>86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5]; -8300)" office:value-type="float" office:value="166.129999999999" calcext:value-type="float">
            <text:p>166.129999999999</text:p>
          </table:table-cell>
          <table:table-cell office:value-type="float" office:value="8466.13" calcext:value-type="float">
            <text:p>8466.1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6]; -8300)" office:value-type="float" office:value="350" calcext:value-type="float">
            <text:p>350</text:p>
          </table:table-cell>
          <table:table-cell office:value-type="float" office:value="8650" calcext:value-type="float">
            <text:p>86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7]; -8300)" office:value-type="float" office:value="166.129999999999" calcext:value-type="float">
            <text:p>166.129999999999</text:p>
          </table:table-cell>
          <table:table-cell office:value-type="float" office:value="8466.13" calcext:value-type="float">
            <text:p>8466.1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8]; -8300)" office:value-type="float" office:value="360" calcext:value-type="float">
            <text:p>360</text:p>
          </table:table-cell>
          <table:table-cell office:value-type="float" office:value="8660" calcext:value-type="float">
            <text:p>86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9]; -8300)" office:value-type="float" office:value="166.129999999999" calcext:value-type="float">
            <text:p>166.129999999999</text:p>
          </table:table-cell>
          <table:table-cell office:value-type="float" office:value="8466.13" calcext:value-type="float">
            <text:p>8466.1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0]; -8300)" office:value-type="float" office:value="274.26" calcext:value-type="float">
            <text:p>274.26</text:p>
          </table:table-cell>
          <table:table-cell office:value-type="float" office:value="8574.26" calcext:value-type="float">
            <text:p>8574.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1]; -8300)" office:value-type="float" office:value="166.129999999999" calcext:value-type="float">
            <text:p>166.129999999999</text:p>
          </table:table-cell>
          <table:table-cell office:value-type="float" office:value="8466.13" calcext:value-type="float">
            <text:p>8466.1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2]; -8300)" office:value-type="float" office:value="447.469999999999" calcext:value-type="float">
            <text:p>447.469999999999</text:p>
          </table:table-cell>
          <table:table-cell office:value-type="float" office:value="8747.47" calcext:value-type="float">
            <text:p>8747.47</text:p>
          </table:table-cell>
        </table:table-row>
      </table:table>
      <table:table table:name="100ms" table:style-name="ta1">
        <table:shapes>
          <draw:frame draw:z-index="0" draw:style-name="gr1" draw:text-style-name="P1" svg:width="6.2988in" svg:height="3.5429in" svg:x="1.8173in" svg:y="3.7728in">
            <draw:object draw:notify-on-update-of-ranges="100ms.A1:100ms.A49 100ms.B1:100ms.B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SUM([.C1]; -8300)" office:value-type="float" office:value="180" calcext:value-type="float">
            <text:p>180</text:p>
          </table:table-cell>
          <table:table-cell office:value-type="float" office:value="8480" calcext:value-type="float">
            <text:p>848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]; -8300)" office:value-type="float" office:value="260" calcext:value-type="float">
            <text:p>260</text:p>
          </table:table-cell>
          <table:table-cell office:value-type="float" office:value="8560" calcext:value-type="float">
            <text:p>85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]; -8300)" office:value-type="float" office:value="250" calcext:value-type="float">
            <text:p>250</text:p>
          </table:table-cell>
          <table:table-cell office:value-type="float" office:value="8550" calcext:value-type="float">
            <text:p>85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]; -8300)" office:value-type="float" office:value="310" calcext:value-type="float">
            <text:p>310</text:p>
          </table:table-cell>
          <table:table-cell office:value-type="float" office:value="8610" calcext:value-type="float">
            <text:p>86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]; -8300)" office:value-type="float" office:value="204.950000000001" calcext:value-type="float">
            <text:p>204.950000000001</text:p>
          </table:table-cell>
          <table:table-cell office:value-type="float" office:value="8504.95" calcext:value-type="float">
            <text:p>8504.9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]; -8300)" office:value-type="float" office:value="244.549999999999" calcext:value-type="float">
            <text:p>244.549999999999</text:p>
          </table:table-cell>
          <table:table-cell office:value-type="float" office:value="8544.55" calcext:value-type="float">
            <text:p>8544.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]; -8300)" office:value-type="float" office:value="224.75" calcext:value-type="float">
            <text:p>224.75</text:p>
          </table:table-cell>
          <table:table-cell office:value-type="float" office:value="8524.75" calcext:value-type="float">
            <text:p>8524.7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]; -8300)" office:value-type="float" office:value="447.469999999999" calcext:value-type="float">
            <text:p>447.469999999999</text:p>
          </table:table-cell>
          <table:table-cell office:value-type="float" office:value="8747.47" calcext:value-type="float">
            <text:p>8747.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]; -8300)" office:value-type="float" office:value="150.98" calcext:value-type="float">
            <text:p>150.98</text:p>
          </table:table-cell>
          <table:table-cell office:value-type="float" office:value="8450.98" calcext:value-type="float">
            <text:p>8450.9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]; -8300)" office:value-type="float" office:value="274.26" calcext:value-type="float">
            <text:p>274.26</text:p>
          </table:table-cell>
          <table:table-cell office:value-type="float" office:value="8574.26" calcext:value-type="float">
            <text:p>8574.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]; -8300)" office:value-type="float" office:value="340" calcext:value-type="float">
            <text:p>340</text:p>
          </table:table-cell>
          <table:table-cell office:value-type="float" office:value="8640" calcext:value-type="float">
            <text:p>864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2]; -8300)" office:value-type="float" office:value="360" calcext:value-type="float">
            <text:p>360</text:p>
          </table:table-cell>
          <table:table-cell office:value-type="float" office:value="8660" calcext:value-type="float">
            <text:p>86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3]; -8300)" office:value-type="float" office:value="350" calcext:value-type="float">
            <text:p>350</text:p>
          </table:table-cell>
          <table:table-cell office:value-type="float" office:value="8650" calcext:value-type="float">
            <text:p>86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4]; -8300)" office:value-type="float" office:value="370" calcext:value-type="float">
            <text:p>370</text:p>
          </table:table-cell>
          <table:table-cell office:value-type="float" office:value="8670" calcext:value-type="float">
            <text:p>86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5]; -8300)" office:value-type="float" office:value="254.459999999999" calcext:value-type="float">
            <text:p>254.459999999999</text:p>
          </table:table-cell>
          <table:table-cell office:value-type="float" office:value="8554.46" calcext:value-type="float">
            <text:p>8554.4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6]; -8300)" office:value-type="float" office:value="370" calcext:value-type="float">
            <text:p>370</text:p>
          </table:table-cell>
          <table:table-cell office:value-type="float" office:value="8670" calcext:value-type="float">
            <text:p>86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7]; -8300)" office:value-type="float" office:value="350" calcext:value-type="float">
            <text:p>350</text:p>
          </table:table-cell>
          <table:table-cell office:value-type="float" office:value="8650" calcext:value-type="float">
            <text:p>86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8]; -8300)" office:value-type="float" office:value="380" calcext:value-type="float">
            <text:p>380</text:p>
          </table:table-cell>
          <table:table-cell office:value-type="float" office:value="8680" calcext:value-type="float">
            <text:p>86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9]; -8300)" office:value-type="float" office:value="180.389999999999" calcext:value-type="float">
            <text:p>180.389999999999</text:p>
          </table:table-cell>
          <table:table-cell office:value-type="float" office:value="8480.39" calcext:value-type="float">
            <text:p>8480.3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0]; -8300)" office:value-type="float" office:value="380" calcext:value-type="float">
            <text:p>380</text:p>
          </table:table-cell>
          <table:table-cell office:value-type="float" office:value="8680" calcext:value-type="float">
            <text:p>86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1]; -8300)" office:value-type="float" office:value="274.26" calcext:value-type="float">
            <text:p>274.26</text:p>
          </table:table-cell>
          <table:table-cell office:value-type="float" office:value="8574.26" calcext:value-type="float">
            <text:p>8574.2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2]; -8300)" office:value-type="float" office:value="390" calcext:value-type="float">
            <text:p>390</text:p>
          </table:table-cell>
          <table:table-cell office:value-type="float" office:value="8690" calcext:value-type="float">
            <text:p>86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3]; -8300)" office:value-type="float" office:value="350" calcext:value-type="float">
            <text:p>350</text:p>
          </table:table-cell>
          <table:table-cell office:value-type="float" office:value="8650" calcext:value-type="float">
            <text:p>86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4]; -8300)" office:value-type="float" office:value="294.059999999999" calcext:value-type="float">
            <text:p>294.059999999999</text:p>
          </table:table-cell>
          <table:table-cell office:value-type="float" office:value="8594.06" calcext:value-type="float">
            <text:p>8594.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5]; -8300)" office:value-type="float" office:value="360" calcext:value-type="float">
            <text:p>360</text:p>
          </table:table-cell>
          <table:table-cell office:value-type="float" office:value="8660" calcext:value-type="float">
            <text:p>866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6]; -8300)" office:value-type="float" office:value="390" calcext:value-type="float">
            <text:p>390</text:p>
          </table:table-cell>
          <table:table-cell office:value-type="float" office:value="8690" calcext:value-type="float">
            <text:p>86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7]; -8300)" office:value-type="float" office:value="350" calcext:value-type="float">
            <text:p>350</text:p>
          </table:table-cell>
          <table:table-cell office:value-type="float" office:value="8650" calcext:value-type="float">
            <text:p>86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8]; -8300)" office:value-type="float" office:value="380" calcext:value-type="float">
            <text:p>380</text:p>
          </table:table-cell>
          <table:table-cell office:value-type="float" office:value="8680" calcext:value-type="float">
            <text:p>86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9]; -8300)" office:value-type="float" office:value="274.26" calcext:value-type="float">
            <text:p>274.26</text:p>
          </table:table-cell>
          <table:table-cell office:value-type="float" office:value="8574.26" calcext:value-type="float">
            <text:p>8574.2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0]; -8300)" office:value-type="float" office:value="303.959999999999" calcext:value-type="float">
            <text:p>303.959999999999</text:p>
          </table:table-cell>
          <table:table-cell office:value-type="float" office:value="8603.96" calcext:value-type="float">
            <text:p>8603.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1]; -8300)" office:value-type="float" office:value="264.360000000001" calcext:value-type="float">
            <text:p>264.360000000001</text:p>
          </table:table-cell>
          <table:table-cell office:value-type="float" office:value="8564.36" calcext:value-type="float">
            <text:p>8564.3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2]; -8300)" office:value-type="float" office:value="477.780000000001" calcext:value-type="float">
            <text:p>477.780000000001</text:p>
          </table:table-cell>
          <table:table-cell office:value-type="float" office:value="8777.78" calcext:value-type="float">
            <text:p>8777.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3]; -8300)" office:value-type="float" office:value="274.26" calcext:value-type="float">
            <text:p>274.26</text:p>
          </table:table-cell>
          <table:table-cell office:value-type="float" office:value="8574.26" calcext:value-type="float">
            <text:p>8574.2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4]; -8300)" office:value-type="float" office:value="294.059999999999" calcext:value-type="float">
            <text:p>294.059999999999</text:p>
          </table:table-cell>
          <table:table-cell office:value-type="float" office:value="8594.06" calcext:value-type="float">
            <text:p>8594.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5]; -8300)" office:value-type="float" office:value="360" calcext:value-type="float">
            <text:p>360</text:p>
          </table:table-cell>
          <table:table-cell office:value-type="float" office:value="8660" calcext:value-type="float">
            <text:p>866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6]; -8300)" office:value-type="float" office:value="390" calcext:value-type="float">
            <text:p>390</text:p>
          </table:table-cell>
          <table:table-cell office:value-type="float" office:value="8690" calcext:value-type="float">
            <text:p>86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7]; -8300)" office:value-type="float" office:value="360" calcext:value-type="float">
            <text:p>360</text:p>
          </table:table-cell>
          <table:table-cell office:value-type="float" office:value="8660" calcext:value-type="float">
            <text:p>866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8]; -8300)" office:value-type="float" office:value="390" calcext:value-type="float">
            <text:p>390</text:p>
          </table:table-cell>
          <table:table-cell office:value-type="float" office:value="8690" calcext:value-type="float">
            <text:p>86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9]; -8300)" office:value-type="float" office:value="274.26" calcext:value-type="float">
            <text:p>274.26</text:p>
          </table:table-cell>
          <table:table-cell office:value-type="float" office:value="8574.26" calcext:value-type="float">
            <text:p>8574.2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0]; -8300)" office:value-type="float" office:value="303.959999999999" calcext:value-type="float">
            <text:p>303.959999999999</text:p>
          </table:table-cell>
          <table:table-cell office:value-type="float" office:value="8603.96" calcext:value-type="float">
            <text:p>8603.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1]; -8300)" office:value-type="float" office:value="274.26" calcext:value-type="float">
            <text:p>274.26</text:p>
          </table:table-cell>
          <table:table-cell office:value-type="float" office:value="8574.26" calcext:value-type="float">
            <text:p>8574.2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2]; -8300)" office:value-type="float" office:value="477.780000000001" calcext:value-type="float">
            <text:p>477.780000000001</text:p>
          </table:table-cell>
          <table:table-cell office:value-type="float" office:value="8777.78" calcext:value-type="float">
            <text:p>8777.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3]; -8300)" office:value-type="float" office:value="190.200000000001" calcext:value-type="float">
            <text:p>190.200000000001</text:p>
          </table:table-cell>
          <table:table-cell office:value-type="float" office:value="8490.2" calcext:value-type="float">
            <text:p>8490.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4]; -8300)" office:value-type="float" office:value="294.059999999999" calcext:value-type="float">
            <text:p>294.059999999999</text:p>
          </table:table-cell>
          <table:table-cell office:value-type="float" office:value="8594.06" calcext:value-type="float">
            <text:p>8594.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5]; -8300)" office:value-type="float" office:value="370" calcext:value-type="float">
            <text:p>370</text:p>
          </table:table-cell>
          <table:table-cell office:value-type="float" office:value="8670" calcext:value-type="float">
            <text:p>867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6]; -8300)" office:value-type="float" office:value="390" calcext:value-type="float">
            <text:p>390</text:p>
          </table:table-cell>
          <table:table-cell office:value-type="float" office:value="8690" calcext:value-type="float">
            <text:p>86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7]; -8300)" office:value-type="float" office:value="360" calcext:value-type="float">
            <text:p>360</text:p>
          </table:table-cell>
          <table:table-cell office:value-type="float" office:value="8660" calcext:value-type="float">
            <text:p>866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8]; -8300)" office:value-type="float" office:value="390" calcext:value-type="float">
            <text:p>390</text:p>
          </table:table-cell>
          <table:table-cell office:value-type="float" office:value="8690" calcext:value-type="float">
            <text:p>86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9]; -8300)" office:value-type="float" office:value="274.26" calcext:value-type="float">
            <text:p>274.26</text:p>
          </table:table-cell>
          <table:table-cell office:value-type="float" office:value="8574.26" calcext:value-type="float">
            <text:p>8574.26</text:p>
          </table:table-cell>
        </table:table-row>
      </table:table>
      <table:table table:name="50ms" table:style-name="ta1">
        <table:shapes>
          <draw:frame draw:z-index="0" draw:style-name="gr1" draw:text-style-name="P1" svg:width="6.2988in" svg:height="3.5429in" svg:x="1.8173in" svg:y="0.0394in">
            <draw:object draw:notify-on-update-of-ranges="50ms.A1:50ms.A59 50ms.B1:50ms.B5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SUM([.C1]; -8300)" office:value-type="float" office:value="220" calcext:value-type="float">
            <text:p>220</text:p>
          </table:table-cell>
          <table:table-cell office:value-type="float" office:value="8520" calcext:value-type="float">
            <text:p>85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]; -8300)" office:value-type="float" office:value="155.450000000001" calcext:value-type="float">
            <text:p>155.450000000001</text:p>
          </table:table-cell>
          <table:table-cell office:value-type="float" office:value="8455.45" calcext:value-type="float">
            <text:p>8455.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]; -8300)" office:value-type="float" office:value="150.98" calcext:value-type="float">
            <text:p>150.98</text:p>
          </table:table-cell>
          <table:table-cell office:value-type="float" office:value="8450.98" calcext:value-type="float">
            <text:p>8450.9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]; -8300)" office:value-type="float" office:value="224.75" calcext:value-type="float">
            <text:p>224.75</text:p>
          </table:table-cell>
          <table:table-cell office:value-type="float" office:value="8524.75" calcext:value-type="float">
            <text:p>8524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]; -8300)" office:value-type="float" office:value="380" calcext:value-type="float">
            <text:p>380</text:p>
          </table:table-cell>
          <table:table-cell office:value-type="float" office:value="8680" calcext:value-type="float">
            <text:p>868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]; -8300)" office:value-type="float" office:value="274.26" calcext:value-type="float">
            <text:p>274.26</text:p>
          </table:table-cell>
          <table:table-cell office:value-type="float" office:value="8574.26" calcext:value-type="float">
            <text:p>8574.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]; -8300)" office:value-type="float" office:value="249.02" calcext:value-type="float">
            <text:p>249.02</text:p>
          </table:table-cell>
          <table:table-cell office:value-type="float" office:value="8549.02" calcext:value-type="float">
            <text:p>8549.0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]; -8300)" office:value-type="float" office:value="294.059999999999" calcext:value-type="float">
            <text:p>294.059999999999</text:p>
          </table:table-cell>
          <table:table-cell office:value-type="float" office:value="8594.06" calcext:value-type="float">
            <text:p>8594.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]; -8300)" office:value-type="float" office:value="460" calcext:value-type="float">
            <text:p>460</text:p>
          </table:table-cell>
          <table:table-cell office:value-type="float" office:value="8760" calcext:value-type="float">
            <text:p>876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]; -8300)" office:value-type="float" office:value="487.879999999999" calcext:value-type="float">
            <text:p>487.879999999999</text:p>
          </table:table-cell>
          <table:table-cell office:value-type="float" office:value="8787.88" calcext:value-type="float">
            <text:p>8787.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]; -8300)" office:value-type="float" office:value="288.24" calcext:value-type="float">
            <text:p>288.24</text:p>
          </table:table-cell>
          <table:table-cell office:value-type="float" office:value="8588.24" calcext:value-type="float">
            <text:p>8588.2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2]; -8300)" office:value-type="float" office:value="410" calcext:value-type="float">
            <text:p>410</text:p>
          </table:table-cell>
          <table:table-cell office:value-type="float" office:value="8710" calcext:value-type="float">
            <text:p>87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3]; -8300)" office:value-type="float" office:value="480" calcext:value-type="float">
            <text:p>480</text:p>
          </table:table-cell>
          <table:table-cell office:value-type="float" office:value="8780" calcext:value-type="float">
            <text:p>878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4]; -8300)" office:value-type="float" office:value="508.08" calcext:value-type="float">
            <text:p>508.08</text:p>
          </table:table-cell>
          <table:table-cell office:value-type="float" office:value="8808.08" calcext:value-type="float">
            <text:p>8808.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5]; -8300)" office:value-type="float" office:value="307.84" calcext:value-type="float">
            <text:p>307.84</text:p>
          </table:table-cell>
          <table:table-cell office:value-type="float" office:value="8607.84" calcext:value-type="float">
            <text:p>8607.8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6]; -8300)" office:value-type="float" office:value="420" calcext:value-type="float">
            <text:p>420</text:p>
          </table:table-cell>
          <table:table-cell office:value-type="float" office:value="8720" calcext:value-type="float">
            <text:p>87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7]; -8300)" office:value-type="float" office:value="500" calcext:value-type="float">
            <text:p>500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8]; -8300)" office:value-type="float" office:value="518.18" calcext:value-type="float">
            <text:p>518.18</text:p>
          </table:table-cell>
          <table:table-cell office:value-type="float" office:value="8818.18" calcext:value-type="float">
            <text:p>8818.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9]; -8300)" office:value-type="float" office:value="327.450000000001" calcext:value-type="float">
            <text:p>327.450000000001</text:p>
          </table:table-cell>
          <table:table-cell office:value-type="float" office:value="8627.45" calcext:value-type="float">
            <text:p>8627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0]; -8300)" office:value-type="float" office:value="440" calcext:value-type="float">
            <text:p>440</text:p>
          </table:table-cell>
          <table:table-cell office:value-type="float" office:value="8740" calcext:value-type="float">
            <text:p>87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1]; -8300)" office:value-type="float" office:value="327.450000000001" calcext:value-type="float">
            <text:p>327.450000000001</text:p>
          </table:table-cell>
          <table:table-cell office:value-type="float" office:value="8627.45" calcext:value-type="float">
            <text:p>8627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2]; -8300)" office:value-type="float" office:value="518.18" calcext:value-type="float">
            <text:p>518.18</text:p>
          </table:table-cell>
          <table:table-cell office:value-type="float" office:value="8818.18" calcext:value-type="float">
            <text:p>8818.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3]; -8300)" office:value-type="float" office:value="500" calcext:value-type="float">
            <text:p>500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4]; -8300)" office:value-type="float" office:value="430" calcext:value-type="float">
            <text:p>43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5]; -8300)" office:value-type="float" office:value="180.77" calcext:value-type="float">
            <text:p>180.77</text:p>
          </table:table-cell>
          <table:table-cell office:value-type="float" office:value="8480.77" calcext:value-type="float">
            <text:p>8480.7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6]; -8300)" office:value-type="float" office:value="440" calcext:value-type="float">
            <text:p>440</text:p>
          </table:table-cell>
          <table:table-cell office:value-type="float" office:value="8740" calcext:value-type="float">
            <text:p>87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7]; -8300)" office:value-type="float" office:value="347.059999999999" calcext:value-type="float">
            <text:p>347.059999999999</text:p>
          </table:table-cell>
          <table:table-cell office:value-type="float" office:value="8647.06" calcext:value-type="float">
            <text:p>8647.0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8]; -8300)" office:value-type="float" office:value="440" calcext:value-type="float">
            <text:p>440</text:p>
          </table:table-cell>
          <table:table-cell office:value-type="float" office:value="8740" calcext:value-type="float">
            <text:p>87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9]; -8300)" office:value-type="float" office:value="180.77" calcext:value-type="float">
            <text:p>180.77</text:p>
          </table:table-cell>
          <table:table-cell office:value-type="float" office:value="8480.77" calcext:value-type="float">
            <text:p>8480.7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0]; -8300)" office:value-type="float" office:value="353.459999999999" calcext:value-type="float">
            <text:p>353.459999999999</text:p>
          </table:table-cell>
          <table:table-cell office:value-type="float" office:value="8653.46" calcext:value-type="float">
            <text:p>8653.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1]; -8300)" office:value-type="float" office:value="500" calcext:value-type="float">
            <text:p>500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2]; -8300)" office:value-type="float" office:value="353.459999999999" calcext:value-type="float">
            <text:p>353.459999999999</text:p>
          </table:table-cell>
          <table:table-cell office:value-type="float" office:value="8653.46" calcext:value-type="float">
            <text:p>8653.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3]; -8300)" office:value-type="float" office:value="347.059999999999" calcext:value-type="float">
            <text:p>347.059999999999</text:p>
          </table:table-cell>
          <table:table-cell office:value-type="float" office:value="8647.06" calcext:value-type="float">
            <text:p>8647.0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4]; -8300)" office:value-type="float" office:value="363.370000000001" calcext:value-type="float">
            <text:p>363.370000000001</text:p>
          </table:table-cell>
          <table:table-cell office:value-type="float" office:value="8663.37" calcext:value-type="float">
            <text:p>8663.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5]; -8300)" office:value-type="float" office:value="500" calcext:value-type="float">
            <text:p>500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6]; -8300)" office:value-type="float" office:value="353.459999999999" calcext:value-type="float">
            <text:p>353.459999999999</text:p>
          </table:table-cell>
          <table:table-cell office:value-type="float" office:value="8653.46" calcext:value-type="float">
            <text:p>8653.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7]; -8300)" office:value-type="float" office:value="347.059999999999" calcext:value-type="float">
            <text:p>347.059999999999</text:p>
          </table:table-cell>
          <table:table-cell office:value-type="float" office:value="8647.06" calcext:value-type="float">
            <text:p>8647.0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8]; -8300)" office:value-type="float" office:value="363.370000000001" calcext:value-type="float">
            <text:p>363.370000000001</text:p>
          </table:table-cell>
          <table:table-cell office:value-type="float" office:value="8663.37" calcext:value-type="float">
            <text:p>8663.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9]; -8300)" office:value-type="float" office:value="500" calcext:value-type="float">
            <text:p>500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0]; -8300)" office:value-type="float" office:value="450" calcext:value-type="float">
            <text:p>450</text:p>
          </table:table-cell>
          <table:table-cell office:value-type="float" office:value="8750" calcext:value-type="float">
            <text:p>87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1]; -8300)" office:value-type="float" office:value="327.450000000001" calcext:value-type="float">
            <text:p>327.450000000001</text:p>
          </table:table-cell>
          <table:table-cell office:value-type="float" office:value="8627.45" calcext:value-type="float">
            <text:p>8627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2]; -8300)" office:value-type="float" office:value="450" calcext:value-type="float">
            <text:p>450</text:p>
          </table:table-cell>
          <table:table-cell office:value-type="float" office:value="8750" calcext:value-type="float">
            <text:p>87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3]; -8300)" office:value-type="float" office:value="520" calcext:value-type="float">
            <text:p>520</text:p>
          </table:table-cell>
          <table:table-cell office:value-type="float" office:value="8820" calcext:value-type="float">
            <text:p>88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4]; -8300)" office:value-type="float" office:value="450" calcext:value-type="float">
            <text:p>450</text:p>
          </table:table-cell>
          <table:table-cell office:value-type="float" office:value="8750" calcext:value-type="float">
            <text:p>87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5]; -8300)" office:value-type="float" office:value="347.059999999999" calcext:value-type="float">
            <text:p>347.059999999999</text:p>
          </table:table-cell>
          <table:table-cell office:value-type="float" office:value="8647.06" calcext:value-type="float">
            <text:p>8647.0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6]; -8300)" office:value-type="float" office:value="450" calcext:value-type="float">
            <text:p>450</text:p>
          </table:table-cell>
          <table:table-cell office:value-type="float" office:value="8750" calcext:value-type="float">
            <text:p>87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7]; -8300)" office:value-type="float" office:value="500" calcext:value-type="float">
            <text:p>500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8]; -8300)" office:value-type="float" office:value="450" calcext:value-type="float">
            <text:p>450</text:p>
          </table:table-cell>
          <table:table-cell office:value-type="float" office:value="8750" calcext:value-type="float">
            <text:p>87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9]; -8300)" office:value-type="float" office:value="347.059999999999" calcext:value-type="float">
            <text:p>347.059999999999</text:p>
          </table:table-cell>
          <table:table-cell office:value-type="float" office:value="8647.06" calcext:value-type="float">
            <text:p>8647.0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0]; -8300)" office:value-type="float" office:value="450" calcext:value-type="float">
            <text:p>450</text:p>
          </table:table-cell>
          <table:table-cell office:value-type="float" office:value="8750" calcext:value-type="float">
            <text:p>87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1]; -8300)" office:value-type="float" office:value="520" calcext:value-type="float">
            <text:p>520</text:p>
          </table:table-cell>
          <table:table-cell office:value-type="float" office:value="8820" calcext:value-type="float">
            <text:p>88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2]; -8300)" office:value-type="float" office:value="450" calcext:value-type="float">
            <text:p>450</text:p>
          </table:table-cell>
          <table:table-cell office:value-type="float" office:value="8750" calcext:value-type="float">
            <text:p>87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3]; -8300)" office:value-type="float" office:value="347.059999999999" calcext:value-type="float">
            <text:p>347.059999999999</text:p>
          </table:table-cell>
          <table:table-cell office:value-type="float" office:value="8647.06" calcext:value-type="float">
            <text:p>8647.0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4]; -8300)" office:value-type="float" office:value="450" calcext:value-type="float">
            <text:p>450</text:p>
          </table:table-cell>
          <table:table-cell office:value-type="float" office:value="8750" calcext:value-type="float">
            <text:p>87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5]; -8300)" office:value-type="float" office:value="347.059999999999" calcext:value-type="float">
            <text:p>347.059999999999</text:p>
          </table:table-cell>
          <table:table-cell office:value-type="float" office:value="8647.06" calcext:value-type="float">
            <text:p>8647.0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6]; -8300)" office:value-type="float" office:value="538.379999999999" calcext:value-type="float">
            <text:p>538.379999999999</text:p>
          </table:table-cell>
          <table:table-cell office:value-type="float" office:value="8838.38" calcext:value-type="float">
            <text:p>8838.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7]; -8300)" office:value-type="float" office:value="200" calcext:value-type="float">
            <text:p>200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8]; -8300)" office:value-type="float" office:value="460" calcext:value-type="float">
            <text:p>460</text:p>
          </table:table-cell>
          <table:table-cell office:value-type="float" office:value="8760" calcext:value-type="float">
            <text:p>87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9]; -8300)" office:value-type="float" office:value="347.059999999999" calcext:value-type="float">
            <text:p>347.059999999999</text:p>
          </table:table-cell>
          <table:table-cell office:value-type="float" office:value="8647.06" calcext:value-type="float">
            <text:p>8647.06</text:p>
          </table:table-cell>
        </table:table-row>
      </table:table>
      <table:table table:name="10ms" table:style-name="ta1">
        <table:shapes>
          <draw:frame draw:z-index="0" draw:style-name="gr1" draw:text-style-name="P1" svg:width="6.2988in" svg:height="3.5429in" svg:x="3.3102in" svg:y="0.9028in">
            <draw:object draw:notify-on-update-of-ranges="10ms.A1:10ms.A59 10ms.B1:10ms.B5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SUM([.C1]; -8300)" office:value-type="float" office:value="400" calcext:value-type="float">
            <text:p>400</text:p>
          </table:table-cell>
          <table:table-cell office:value-type="float" office:value="8700" calcext:value-type="float">
            <text:p>870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]; -8300)" office:value-type="float" office:value="10" calcext:value-type="float">
            <text:p>10</text:p>
          </table:table-cell>
          <table:table-cell office:value-type="float" office:value="8310" calcext:value-type="float">
            <text:p>83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]; -8300)" office:value-type="float" office:value="700" calcext:value-type="float">
            <text:p>7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]; -8300)" office:value-type="float" office:value="180" calcext:value-type="float">
            <text:p>180</text:p>
          </table:table-cell>
          <table:table-cell office:value-type="float" office:value="8480" calcext:value-type="float">
            <text:p>848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]; -8300)" office:value-type="float" office:value="-800" calcext:value-type="float">
            <text:p>-800</text:p>
          </table:table-cell>
          <table:table-cell office:value-type="float" office:value="7500" calcext:value-type="float">
            <text:p>750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]; -8300)" office:value-type="float" office:value="195.049999999999" calcext:value-type="float">
            <text:p>195.049999999999</text:p>
          </table:table-cell>
          <table:table-cell office:value-type="float" office:value="8495.05" calcext:value-type="float">
            <text:p>8495.0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]; -8300)" office:value-type="float" office:value="900" calcext:value-type="float">
            <text:p>900</text:p>
          </table:table-cell>
          <table:table-cell office:value-type="float" office:value="9200" calcext:value-type="float">
            <text:p>920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]; -8300)" office:value-type="float" office:value="274.26" calcext:value-type="float">
            <text:p>274.26</text:p>
          </table:table-cell>
          <table:table-cell office:value-type="float" office:value="8574.26" calcext:value-type="float">
            <text:p>8574.2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]; -8300)" office:value-type="float" office:value="154.540000000001" calcext:value-type="float">
            <text:p>154.540000000001</text:p>
          </table:table-cell>
          <table:table-cell office:value-type="float" office:value="8454.54" calcext:value-type="float">
            <text:p>8454.5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]; -8300)" office:value-type="float" office:value="410" calcext:value-type="float">
            <text:p>410</text:p>
          </table:table-cell>
          <table:table-cell office:value-type="float" office:value="8710" calcext:value-type="float">
            <text:p>87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]; -8300)" office:value-type="float" office:value="1000" calcext:value-type="float">
            <text:p>1000</text:p>
          </table:table-cell>
          <table:table-cell office:value-type="float" office:value="9300" calcext:value-type="float">
            <text:p>930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2]; -8300)" office:value-type="float" office:value="440" calcext:value-type="float">
            <text:p>440</text:p>
          </table:table-cell>
          <table:table-cell office:value-type="float" office:value="8740" calcext:value-type="float">
            <text:p>874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3]; -8300)" office:value-type="float" office:value="1000" calcext:value-type="float">
            <text:p>1000</text:p>
          </table:table-cell>
          <table:table-cell office:value-type="float" office:value="9300" calcext:value-type="float">
            <text:p>930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4]; -8300)" office:value-type="float" office:value="470" calcext:value-type="float">
            <text:p>470</text:p>
          </table:table-cell>
          <table:table-cell office:value-type="float" office:value="8770" calcext:value-type="float">
            <text:p>877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5]; -8300)" office:value-type="float" office:value="-550" calcext:value-type="float">
            <text:p>-550</text:p>
          </table:table-cell>
          <table:table-cell office:value-type="float" office:value="7750" calcext:value-type="float">
            <text:p>775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6]; -8300)" office:value-type="float" office:value="393.07" calcext:value-type="float">
            <text:p>393.07</text:p>
          </table:table-cell>
          <table:table-cell office:value-type="float" office:value="8693.07" calcext:value-type="float">
            <text:p>8693.0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7]; -8300)" office:value-type="float" office:value="1100" calcext:value-type="float">
            <text:p>1100</text:p>
          </table:table-cell>
          <table:table-cell office:value-type="float" office:value="9400" calcext:value-type="float">
            <text:p>940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8]; -8300)" office:value-type="float" office:value="412.870000000001" calcext:value-type="float">
            <text:p>412.870000000001</text:p>
          </table:table-cell>
          <table:table-cell office:value-type="float" office:value="8712.87" calcext:value-type="float">
            <text:p>8712.8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9]; -8300)" office:value-type="float" office:value="245.450000000001" calcext:value-type="float">
            <text:p>245.450000000001</text:p>
          </table:table-cell>
          <table:table-cell office:value-type="float" office:value="8545.45" calcext:value-type="float">
            <text:p>8545.45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0]; -8300)" office:value-type="float" office:value="588.889999999999" calcext:value-type="float">
            <text:p>588.889999999999</text:p>
          </table:table-cell>
          <table:table-cell office:value-type="float" office:value="8888.89" calcext:value-type="float">
            <text:p>8888.8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1]; -8300)" office:value-type="float" office:value="1100" calcext:value-type="float">
            <text:p>1100</text:p>
          </table:table-cell>
          <table:table-cell office:value-type="float" office:value="9400" calcext:value-type="float">
            <text:p>940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2]; -8300)" office:value-type="float" office:value="510" calcext:value-type="float">
            <text:p>510</text:p>
          </table:table-cell>
          <table:table-cell office:value-type="float" office:value="8810" calcext:value-type="float">
            <text:p>88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3]; -8300)" office:value-type="float" office:value="1100" calcext:value-type="float">
            <text:p>1100</text:p>
          </table:table-cell>
          <table:table-cell office:value-type="float" office:value="9400" calcext:value-type="float">
            <text:p>940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4]; -8300)" office:value-type="float" office:value="510" calcext:value-type="float">
            <text:p>510</text:p>
          </table:table-cell>
          <table:table-cell office:value-type="float" office:value="8810" calcext:value-type="float">
            <text:p>88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5]; -8300)" office:value-type="float" office:value="-466.67" calcext:value-type="float">
            <text:p>-466.67</text:p>
          </table:table-cell>
          <table:table-cell office:value-type="float" office:value="7833.33" calcext:value-type="float">
            <text:p>7833.33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6]; -8300)" office:value-type="float" office:value="432.67" calcext:value-type="float">
            <text:p>432.67</text:p>
          </table:table-cell>
          <table:table-cell office:value-type="float" office:value="8732.67" calcext:value-type="float">
            <text:p>8732.6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7]; -8300)" office:value-type="float" office:value="1100" calcext:value-type="float">
            <text:p>1100</text:p>
          </table:table-cell>
          <table:table-cell office:value-type="float" office:value="9400" calcext:value-type="float">
            <text:p>940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8]; -8300)" office:value-type="float" office:value="432.67" calcext:value-type="float">
            <text:p>432.67</text:p>
          </table:table-cell>
          <table:table-cell office:value-type="float" office:value="8732.67" calcext:value-type="float">
            <text:p>8732.6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9]; -8300)" office:value-type="float" office:value="245.450000000001" calcext:value-type="float">
            <text:p>245.450000000001</text:p>
          </table:table-cell>
          <table:table-cell office:value-type="float" office:value="8545.45" calcext:value-type="float">
            <text:p>8545.45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0]; -8300)" office:value-type="float" office:value="609.09" calcext:value-type="float">
            <text:p>609.09</text:p>
          </table:table-cell>
          <table:table-cell office:value-type="float" office:value="8909.09" calcext:value-type="float">
            <text:p>8909.0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1]; -8300)" office:value-type="float" office:value="1100" calcext:value-type="float">
            <text:p>1100</text:p>
          </table:table-cell>
          <table:table-cell office:value-type="float" office:value="9400" calcext:value-type="float">
            <text:p>940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2]; -8300)" office:value-type="float" office:value="510" calcext:value-type="float">
            <text:p>510</text:p>
          </table:table-cell>
          <table:table-cell office:value-type="float" office:value="8810" calcext:value-type="float">
            <text:p>88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3]; -8300)" office:value-type="float" office:value="1200" calcext:value-type="float">
            <text:p>1200</text:p>
          </table:table-cell>
          <table:table-cell office:value-type="float" office:value="9500" calcext:value-type="float">
            <text:p>950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4]; -8300)" office:value-type="float" office:value="609.09" calcext:value-type="float">
            <text:p>609.09</text:p>
          </table:table-cell>
          <table:table-cell office:value-type="float" office:value="8909.09" calcext:value-type="float">
            <text:p>8909.0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5]; -8300)" office:value-type="float" office:value="-383.33" calcext:value-type="float">
            <text:p>-383.33</text:p>
          </table:table-cell>
          <table:table-cell office:value-type="float" office:value="7916.67" calcext:value-type="float">
            <text:p>7916.67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6]; -8300)" office:value-type="float" office:value="432.67" calcext:value-type="float">
            <text:p>432.67</text:p>
          </table:table-cell>
          <table:table-cell office:value-type="float" office:value="8732.67" calcext:value-type="float">
            <text:p>8732.6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7]; -8300)" office:value-type="float" office:value="1200" calcext:value-type="float">
            <text:p>1200</text:p>
          </table:table-cell>
          <table:table-cell office:value-type="float" office:value="9500" calcext:value-type="float">
            <text:p>950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8]; -8300)" office:value-type="float" office:value="432.67" calcext:value-type="float">
            <text:p>432.67</text:p>
          </table:table-cell>
          <table:table-cell office:value-type="float" office:value="8732.67" calcext:value-type="float">
            <text:p>8732.6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9]; -8300)" office:value-type="float" office:value="245.450000000001" calcext:value-type="float">
            <text:p>245.450000000001</text:p>
          </table:table-cell>
          <table:table-cell office:value-type="float" office:value="8545.45" calcext:value-type="float">
            <text:p>8545.45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0]; -8300)" office:value-type="float" office:value="530" calcext:value-type="float">
            <text:p>530</text:p>
          </table:table-cell>
          <table:table-cell office:value-type="float" office:value="8830" calcext:value-type="float">
            <text:p>883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1]; -8300)" office:value-type="float" office:value="1100" calcext:value-type="float">
            <text:p>1100</text:p>
          </table:table-cell>
          <table:table-cell office:value-type="float" office:value="9400" calcext:value-type="float">
            <text:p>940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2]; -8300)" office:value-type="float" office:value="520" calcext:value-type="float">
            <text:p>520</text:p>
          </table:table-cell>
          <table:table-cell office:value-type="float" office:value="8820" calcext:value-type="float">
            <text:p>882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3]; -8300)" office:value-type="float" office:value="1200" calcext:value-type="float">
            <text:p>1200</text:p>
          </table:table-cell>
          <table:table-cell office:value-type="float" office:value="9500" calcext:value-type="float">
            <text:p>950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4]; -8300)" office:value-type="float" office:value="609.09" calcext:value-type="float">
            <text:p>609.09</text:p>
          </table:table-cell>
          <table:table-cell office:value-type="float" office:value="8909.09" calcext:value-type="float">
            <text:p>8909.0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5]; -8300)" office:value-type="float" office:value="-383.33" calcext:value-type="float">
            <text:p>-383.33</text:p>
          </table:table-cell>
          <table:table-cell office:value-type="float" office:value="7916.67" calcext:value-type="float">
            <text:p>7916.67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6]; -8300)" office:value-type="float" office:value="432.67" calcext:value-type="float">
            <text:p>432.67</text:p>
          </table:table-cell>
          <table:table-cell office:value-type="float" office:value="8732.67" calcext:value-type="float">
            <text:p>8732.6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7]; -8300)" office:value-type="float" office:value="1200" calcext:value-type="float">
            <text:p>1200</text:p>
          </table:table-cell>
          <table:table-cell office:value-type="float" office:value="9500" calcext:value-type="float">
            <text:p>950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8]; -8300)" office:value-type="float" office:value="432.67" calcext:value-type="float">
            <text:p>432.67</text:p>
          </table:table-cell>
          <table:table-cell office:value-type="float" office:value="8732.67" calcext:value-type="float">
            <text:p>8732.6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9]; -8300)" office:value-type="float" office:value="336.360000000001" calcext:value-type="float">
            <text:p>336.360000000001</text:p>
          </table:table-cell>
          <table:table-cell office:value-type="float" office:value="8636.36" calcext:value-type="float">
            <text:p>8636.36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0]; -8300)" office:value-type="float" office:value="520" calcext:value-type="float">
            <text:p>520</text:p>
          </table:table-cell>
          <table:table-cell office:value-type="float" office:value="8820" calcext:value-type="float">
            <text:p>882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1]; -8300)" office:value-type="float" office:value="1200" calcext:value-type="float">
            <text:p>1200</text:p>
          </table:table-cell>
          <table:table-cell office:value-type="float" office:value="9500" calcext:value-type="float">
            <text:p>950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2]; -8300)" office:value-type="float" office:value="520" calcext:value-type="float">
            <text:p>520</text:p>
          </table:table-cell>
          <table:table-cell office:value-type="float" office:value="8820" calcext:value-type="float">
            <text:p>882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3]; -8300)" office:value-type="float" office:value="1100" calcext:value-type="float">
            <text:p>1100</text:p>
          </table:table-cell>
          <table:table-cell office:value-type="float" office:value="9400" calcext:value-type="float">
            <text:p>940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4]; -8300)" office:value-type="float" office:value="609.09" calcext:value-type="float">
            <text:p>609.09</text:p>
          </table:table-cell>
          <table:table-cell office:value-type="float" office:value="8909.09" calcext:value-type="float">
            <text:p>8909.0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5]; -8300)" office:value-type="float" office:value="-383.33" calcext:value-type="float">
            <text:p>-383.33</text:p>
          </table:table-cell>
          <table:table-cell office:value-type="float" office:value="7916.67" calcext:value-type="float">
            <text:p>7916.67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6]; -8300)" office:value-type="float" office:value="520" calcext:value-type="float">
            <text:p>520</text:p>
          </table:table-cell>
          <table:table-cell office:value-type="float" office:value="8820" calcext:value-type="float">
            <text:p>882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7]; -8300)" office:value-type="float" office:value="336.360000000001" calcext:value-type="float">
            <text:p>336.360000000001</text:p>
          </table:table-cell>
          <table:table-cell office:value-type="float" office:value="8636.36" calcext:value-type="float">
            <text:p>8636.36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8]; -8300)" office:value-type="float" office:value="442.57" calcext:value-type="float">
            <text:p>442.57</text:p>
          </table:table-cell>
          <table:table-cell office:value-type="float" office:value="8742.57" calcext:value-type="float">
            <text:p>8742.5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9]; -8300)" office:value-type="float" office:value="245.450000000001" calcext:value-type="float">
            <text:p>245.450000000001</text:p>
          </table:table-cell>
          <table:table-cell office:value-type="float" office:value="8545.45" calcext:value-type="float">
            <text:p>8545.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60]; -8300)" office:value-type="float" office:value="520" calcext:value-type="float">
            <text:p>520</text:p>
          </table:table-cell>
          <table:table-cell office:value-type="float" office:value="8820" calcext:value-type="float">
            <text:p>882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61]; -8300)" office:value-type="float" office:value="1200" calcext:value-type="float">
            <text:p>1200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62]; -8300)" office:value-type="float" office:value="530" calcext:value-type="float">
            <text:p>530</text:p>
          </table:table-cell>
          <table:table-cell office:value-type="float" office:value="8830" calcext:value-type="float">
            <text:p>883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63]; -8300)" office:value-type="float" office:value="1100" calcext:value-type="float">
            <text:p>1100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64]; -8300)" office:value-type="float" office:value="619.190000000001" calcext:value-type="float">
            <text:p>619.190000000001</text:p>
          </table:table-cell>
          <table:table-cell office:value-type="float" office:value="8919.19" calcext:value-type="float">
            <text:p>8919.19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65]; -8300)" office:value-type="float" office:value="-383.33" calcext:value-type="float">
            <text:p>-383.33</text:p>
          </table:table-cell>
          <table:table-cell office:value-type="float" office:value="7916.67" calcext:value-type="float">
            <text:p>7916.67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66]; -8300)" office:value-type="float" office:value="530" calcext:value-type="float">
            <text:p>530</text:p>
          </table:table-cell>
          <table:table-cell office:value-type="float" office:value="8830" calcext:value-type="float">
            <text:p>883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67]; -8300)" office:value-type="float" office:value="245.450000000001" calcext:value-type="float">
            <text:p>245.450000000001</text:p>
          </table:table-cell>
          <table:table-cell office:value-type="float" office:value="8545.45" calcext:value-type="float">
            <text:p>8545.45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68]; -8300)" office:value-type="float" office:value="442.57" calcext:value-type="float">
            <text:p>442.57</text:p>
          </table:table-cell>
          <table:table-cell office:value-type="float" office:value="8742.57" calcext:value-type="float">
            <text:p>8742.57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69]; -8300)" office:value-type="float" office:value="245.450000000001" calcext:value-type="float">
            <text:p>245.450000000001</text:p>
          </table:table-cell>
          <table:table-cell office:value-type="float" office:value="8545.45" calcext:value-type="float">
            <text:p>8545.45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70]; -8300)" office:value-type="float" office:value="442.57" calcext:value-type="float">
            <text:p>442.57</text:p>
          </table:table-cell>
          <table:table-cell office:value-type="float" office:value="8742.57" calcext:value-type="float">
            <text:p>8742.57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71]; -8300)" office:value-type="float" office:value="1100" calcext:value-type="float">
            <text:p>1100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72]; -8300)" office:value-type="float" office:value="530" calcext:value-type="float">
            <text:p>530</text:p>
          </table:table-cell>
          <table:table-cell office:value-type="float" office:value="8830" calcext:value-type="float">
            <text:p>883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73]; -8300)" office:value-type="float" office:value="245.450000000001" calcext:value-type="float">
            <text:p>245.450000000001</text:p>
          </table:table-cell>
          <table:table-cell office:value-type="float" office:value="8545.45" calcext:value-type="float">
            <text:p>8545.45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74]; -8300)" office:value-type="float" office:value="619.190000000001" calcext:value-type="float">
            <text:p>619.190000000001</text:p>
          </table:table-cell>
          <table:table-cell office:value-type="float" office:value="8919.19" calcext:value-type="float">
            <text:p>8919.19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75]; -8300)" office:value-type="float" office:value="245.450000000001" calcext:value-type="float">
            <text:p>245.450000000001</text:p>
          </table:table-cell>
          <table:table-cell office:value-type="float" office:value="8545.45" calcext:value-type="float">
            <text:p>8545.45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76]; -8300)" office:value-type="float" office:value="530" calcext:value-type="float">
            <text:p>530</text:p>
          </table:table-cell>
          <table:table-cell office:value-type="float" office:value="8830" calcext:value-type="float">
            <text:p>883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77]; -8300)" office:value-type="float" office:value="245.450000000001" calcext:value-type="float">
            <text:p>245.450000000001</text:p>
          </table:table-cell>
          <table:table-cell office:value-type="float" office:value="8545.45" calcext:value-type="float">
            <text:p>8545.45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78]; -8300)" office:value-type="float" office:value="442.57" calcext:value-type="float">
            <text:p>442.57</text:p>
          </table:table-cell>
          <table:table-cell office:value-type="float" office:value="8742.57" calcext:value-type="float">
            <text:p>8742.57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79]; -8300)" office:value-type="float" office:value="336.360000000001" calcext:value-type="float">
            <text:p>336.360000000001</text:p>
          </table:table-cell>
          <table:table-cell office:value-type="float" office:value="8636.36" calcext:value-type="float">
            <text:p>8636.36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80]; -8300)" office:value-type="float" office:value="452.469999999999" calcext:value-type="float">
            <text:p>452.469999999999</text:p>
          </table:table-cell>
          <table:table-cell office:value-type="float" office:value="8752.47" calcext:value-type="float">
            <text:p>8752.47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81]; -8300)" office:value-type="float" office:value="1100" calcext:value-type="float">
            <text:p>1100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82]; -8300)" office:value-type="float" office:value="530" calcext:value-type="float">
            <text:p>530</text:p>
          </table:table-cell>
          <table:table-cell office:value-type="float" office:value="8830" calcext:value-type="float">
            <text:p>883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83]; -8300)" office:value-type="float" office:value="336.360000000001" calcext:value-type="float">
            <text:p>336.360000000001</text:p>
          </table:table-cell>
          <table:table-cell office:value-type="float" office:value="8636.36" calcext:value-type="float">
            <text:p>8636.36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84]; -8300)" office:value-type="float" office:value="619.190000000001" calcext:value-type="float">
            <text:p>619.190000000001</text:p>
          </table:table-cell>
          <table:table-cell office:value-type="float" office:value="8919.19" calcext:value-type="float">
            <text:p>8919.19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85]; -8300)" office:value-type="float" office:value="1100" calcext:value-type="float">
            <text:p>1100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86]; -8300)" office:value-type="float" office:value="530" calcext:value-type="float">
            <text:p>530</text:p>
          </table:table-cell>
          <table:table-cell office:value-type="float" office:value="8830" calcext:value-type="float">
            <text:p>883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87]; -8300)" office:value-type="float" office:value="336.360000000001" calcext:value-type="float">
            <text:p>336.360000000001</text:p>
          </table:table-cell>
          <table:table-cell office:value-type="float" office:value="8636.36" calcext:value-type="float">
            <text:p>8636.36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88]; -8300)" office:value-type="float" office:value="530" calcext:value-type="float">
            <text:p>530</text:p>
          </table:table-cell>
          <table:table-cell office:value-type="float" office:value="8830" calcext:value-type="float">
            <text:p>883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89]; -8300)" office:value-type="float" office:value="336.360000000001" calcext:value-type="float">
            <text:p>336.360000000001</text:p>
          </table:table-cell>
          <table:table-cell office:value-type="float" office:value="8636.36" calcext:value-type="float">
            <text:p>8636.36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90]; -8300)" office:value-type="float" office:value="452.469999999999" calcext:value-type="float">
            <text:p>452.469999999999</text:p>
          </table:table-cell>
          <table:table-cell office:value-type="float" office:value="8752.47" calcext:value-type="float">
            <text:p>8752.47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91]; -8300)" office:value-type="float" office:value="1100" calcext:value-type="float">
            <text:p>1100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92]; -8300)" office:value-type="float" office:value="530" calcext:value-type="float">
            <text:p>530</text:p>
          </table:table-cell>
          <table:table-cell office:value-type="float" office:value="8830" calcext:value-type="float">
            <text:p>883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93]; -8300)" office:value-type="float" office:value="245.450000000001" calcext:value-type="float">
            <text:p>245.450000000001</text:p>
          </table:table-cell>
          <table:table-cell office:value-type="float" office:value="8545.45" calcext:value-type="float">
            <text:p>8545.45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94]; -8300)" office:value-type="float" office:value="540" calcext:value-type="float">
            <text:p>540</text:p>
          </table:table-cell>
          <table:table-cell office:value-type="float" office:value="8840" calcext:value-type="float">
            <text:p>884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95]; -8300)" office:value-type="float" office:value="1100" calcext:value-type="float">
            <text:p>1100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96]; -8300)" office:value-type="float" office:value="530" calcext:value-type="float">
            <text:p>530</text:p>
          </table:table-cell>
          <table:table-cell office:value-type="float" office:value="8830" calcext:value-type="float">
            <text:p>883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97]; -8300)" office:value-type="float" office:value="-383.33" calcext:value-type="float">
            <text:p>-383.33</text:p>
          </table:table-cell>
          <table:table-cell office:value-type="float" office:value="7916.67" calcext:value-type="float">
            <text:p>7916.67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98]; -8300)" office:value-type="float" office:value="540" calcext:value-type="float">
            <text:p>540</text:p>
          </table:table-cell>
          <table:table-cell office:value-type="float" office:value="8840" calcext:value-type="float">
            <text:p>884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99]; -8300)" office:value-type="float" office:value="245.450000000001" calcext:value-type="float">
            <text:p>245.450000000001</text:p>
          </table:table-cell>
          <table:table-cell office:value-type="float" office:value="8545.45" calcext:value-type="float">
            <text:p>8545.45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100]; -8300)" office:value-type="float" office:value="452.469999999999" calcext:value-type="float">
            <text:p>452.469999999999</text:p>
          </table:table-cell>
          <table:table-cell office:value-type="float" office:value="8752.47" calcext:value-type="float">
            <text:p>8752.47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101]; -8300)" office:value-type="float" office:value="1100" calcext:value-type="float">
            <text:p>1100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102]; -8300)" office:value-type="float" office:value="540" calcext:value-type="float">
            <text:p>540</text:p>
          </table:table-cell>
          <table:table-cell office:value-type="float" office:value="8840" calcext:value-type="float">
            <text:p>884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103]; -8300)" office:value-type="float" office:value="245.450000000001" calcext:value-type="float">
            <text:p>245.450000000001</text:p>
          </table:table-cell>
          <table:table-cell office:value-type="float" office:value="8545.45" calcext:value-type="float">
            <text:p>8545.45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104]; -8300)" office:value-type="float" office:value="540" calcext:value-type="float">
            <text:p>540</text:p>
          </table:table-cell>
          <table:table-cell office:value-type="float" office:value="8840" calcext:value-type="float">
            <text:p>884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105]; -8300)" office:value-type="float" office:value="1100" calcext:value-type="float">
            <text:p>1100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106]; -8300)" office:value-type="float" office:value="540" calcext:value-type="float">
            <text:p>540</text:p>
          </table:table-cell>
          <table:table-cell office:value-type="float" office:value="8840" calcext:value-type="float">
            <text:p>884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107]; -8300)" office:value-type="float" office:value="-466.67" calcext:value-type="float">
            <text:p>-466.67</text:p>
          </table:table-cell>
          <table:table-cell office:value-type="float" office:value="7833.33" calcext:value-type="float">
            <text:p>7833.33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108]; -8300)" office:value-type="float" office:value="530" calcext:value-type="float">
            <text:p>530</text:p>
          </table:table-cell>
          <table:table-cell office:value-type="float" office:value="8830" calcext:value-type="float">
            <text:p>883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109]; -8300)" office:value-type="float" office:value="1100" calcext:value-type="float">
            <text:p>1100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110]; -8300)" office:value-type="float" office:value="442.57" calcext:value-type="float">
            <text:p>442.57</text:p>
          </table:table-cell>
          <table:table-cell office:value-type="float" office:value="8742.57" calcext:value-type="float">
            <text:p>8742.57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111]; -8300)" office:value-type="float" office:value="1200" calcext:value-type="float">
            <text:p>1200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112]; -8300)" office:value-type="float" office:value="530" calcext:value-type="float">
            <text:p>530</text:p>
          </table:table-cell>
          <table:table-cell office:value-type="float" office:value="8830" calcext:value-type="float">
            <text:p>883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113]; -8300)" office:value-type="float" office:value="336.360000000001" calcext:value-type="float">
            <text:p>336.360000000001</text:p>
          </table:table-cell>
          <table:table-cell office:value-type="float" office:value="8636.36" calcext:value-type="float">
            <text:p>8636.36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114]; -8300)" office:value-type="float" office:value="530" calcext:value-type="float">
            <text:p>530</text:p>
          </table:table-cell>
          <table:table-cell office:value-type="float" office:value="8830" calcext:value-type="float">
            <text:p>883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115]; -8300)" office:value-type="float" office:value="1200" calcext:value-type="float">
            <text:p>1200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116]; -8300)" office:value-type="float" office:value="540" calcext:value-type="float">
            <text:p>540</text:p>
          </table:table-cell>
          <table:table-cell office:value-type="float" office:value="8840" calcext:value-type="float">
            <text:p>884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117]; -8300)" office:value-type="float" office:value="-466.67" calcext:value-type="float">
            <text:p>-466.67</text:p>
          </table:table-cell>
          <table:table-cell office:value-type="float" office:value="7833.33" calcext:value-type="float">
            <text:p>7833.33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118]; -8300)" office:value-type="float" office:value="619.190000000001" calcext:value-type="float">
            <text:p>619.190000000001</text:p>
          </table:table-cell>
          <table:table-cell office:value-type="float" office:value="8919.19" calcext:value-type="float">
            <text:p>8919.19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119]; -8300)" office:value-type="float" office:value="1200" calcext:value-type="float">
            <text:p>1200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120]; -8300)" office:value-type="float" office:value="452.469999999999" calcext:value-type="float">
            <text:p>452.469999999999</text:p>
          </table:table-cell>
          <table:table-cell office:value-type="float" office:value="8752.47" calcext:value-type="float">
            <text:p>8752.47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121]; -8300)" office:value-type="float" office:value="1100" calcext:value-type="float">
            <text:p>1100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122]; -8300)" office:value-type="float" office:value="619.190000000001" calcext:value-type="float">
            <text:p>619.190000000001</text:p>
          </table:table-cell>
          <table:table-cell office:value-type="float" office:value="8919.19" calcext:value-type="float">
            <text:p>8919.19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123]; -8300)" office:value-type="float" office:value="336.360000000001" calcext:value-type="float">
            <text:p>336.360000000001</text:p>
          </table:table-cell>
          <table:table-cell office:value-type="float" office:value="8636.36" calcext:value-type="float">
            <text:p>8636.36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124]; -8300)" office:value-type="float" office:value="530" calcext:value-type="float">
            <text:p>530</text:p>
          </table:table-cell>
          <table:table-cell office:value-type="float" office:value="8830" calcext:value-type="float">
            <text:p>883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125]; -8300)" office:value-type="float" office:value="1200" calcext:value-type="float">
            <text:p>1200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126]; -8300)" office:value-type="float" office:value="540" calcext:value-type="float">
            <text:p>540</text:p>
          </table:table-cell>
          <table:table-cell office:value-type="float" office:value="8840" calcext:value-type="float">
            <text:p>884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127]; -8300)" office:value-type="float" office:value="-466.67" calcext:value-type="float">
            <text:p>-466.67</text:p>
          </table:table-cell>
          <table:table-cell office:value-type="float" office:value="7833.33" calcext:value-type="float">
            <text:p>7833.33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128]; -8300)" office:value-type="float" office:value="530" calcext:value-type="float">
            <text:p>530</text:p>
          </table:table-cell>
          <table:table-cell office:value-type="float" office:value="8830" calcext:value-type="float">
            <text:p>883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129]; -8300)" office:value-type="float" office:value="336.360000000001" calcext:value-type="float">
            <text:p>336.360000000001</text:p>
          </table:table-cell>
          <table:table-cell office:value-type="float" office:value="8636.36" calcext:value-type="float">
            <text:p>8636.36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130]; -8300)" office:value-type="float" office:value="442.57" calcext:value-type="float">
            <text:p>442.57</text:p>
          </table:table-cell>
          <table:table-cell office:value-type="float" office:value="8742.57" calcext:value-type="float">
            <text:p>8742.57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131]; -8300)" office:value-type="float" office:value="1200" calcext:value-type="float">
            <text:p>1200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132]; -8300)" office:value-type="float" office:value="629.290000000001" calcext:value-type="float">
            <text:p>629.290000000001</text:p>
          </table:table-cell>
          <table:table-cell office:value-type="float" office:value="8929.29" calcext:value-type="float">
            <text:p>8929.29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133]; -8300)" office:value-type="float" office:value="245.450000000001" calcext:value-type="float">
            <text:p>245.450000000001</text:p>
          </table:table-cell>
          <table:table-cell office:value-type="float" office:value="8545.45" calcext:value-type="float">
            <text:p>8545.45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134]; -8300)" office:value-type="float" office:value="530" calcext:value-type="float">
            <text:p>530</text:p>
          </table:table-cell>
          <table:table-cell office:value-type="float" office:value="8830" calcext:value-type="float">
            <text:p>883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135]; -8300)" office:value-type="float" office:value="1200" calcext:value-type="float">
            <text:p>1200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136]; -8300)" office:value-type="float" office:value="530" calcext:value-type="float">
            <text:p>530</text:p>
          </table:table-cell>
          <table:table-cell office:value-type="float" office:value="8830" calcext:value-type="float">
            <text:p>883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137]; -8300)" office:value-type="float" office:value="336.360000000001" calcext:value-type="float">
            <text:p>336.360000000001</text:p>
          </table:table-cell>
          <table:table-cell office:value-type="float" office:value="8636.36" calcext:value-type="float">
            <text:p>8636.36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138]; -8300)" office:value-type="float" office:value="540" calcext:value-type="float">
            <text:p>540</text:p>
          </table:table-cell>
          <table:table-cell office:value-type="float" office:value="8840" calcext:value-type="float">
            <text:p>884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139]; -8300)" office:value-type="float" office:value="245.450000000001" calcext:value-type="float">
            <text:p>245.450000000001</text:p>
          </table:table-cell>
          <table:table-cell office:value-type="float" office:value="8545.45" calcext:value-type="float">
            <text:p>8545.45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140]; -8300)" office:value-type="float" office:value="442.57" calcext:value-type="float">
            <text:p>442.57</text:p>
          </table:table-cell>
          <table:table-cell office:value-type="float" office:value="8742.57" calcext:value-type="float">
            <text:p>8742.57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141]; -8300)" office:value-type="float" office:value="1200" calcext:value-type="float">
            <text:p>1200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142]; -8300)" office:value-type="float" office:value="540" calcext:value-type="float">
            <text:p>540</text:p>
          </table:table-cell>
          <table:table-cell office:value-type="float" office:value="8840" calcext:value-type="float">
            <text:p>884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143]; -8300)" office:value-type="float" office:value="245.450000000001" calcext:value-type="float">
            <text:p>245.450000000001</text:p>
          </table:table-cell>
          <table:table-cell office:value-type="float" office:value="8545.45" calcext:value-type="float">
            <text:p>8545.45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144]; -8300)" office:value-type="float" office:value="530" calcext:value-type="float">
            <text:p>530</text:p>
          </table:table-cell>
          <table:table-cell office:value-type="float" office:value="8830" calcext:value-type="float">
            <text:p>883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145]; -8300)" office:value-type="float" office:value="1200" calcext:value-type="float">
            <text:p>1200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146]; -8300)" office:value-type="float" office:value="540" calcext:value-type="float">
            <text:p>540</text:p>
          </table:table-cell>
          <table:table-cell office:value-type="float" office:value="8840" calcext:value-type="float">
            <text:p>884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147]; -8300)" office:value-type="float" office:value="245.450000000001" calcext:value-type="float">
            <text:p>245.450000000001</text:p>
          </table:table-cell>
          <table:table-cell office:value-type="float" office:value="8545.45" calcext:value-type="float">
            <text:p>8545.45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148]; -8300)" office:value-type="float" office:value="530" calcext:value-type="float">
            <text:p>530</text:p>
          </table:table-cell>
          <table:table-cell office:value-type="float" office:value="8830" calcext:value-type="float">
            <text:p>883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149]; -8300)" office:value-type="float" office:value="336.360000000001" calcext:value-type="float">
            <text:p>336.360000000001</text:p>
          </table:table-cell>
          <table:table-cell office:value-type="float" office:value="8636.36" calcext:value-type="float">
            <text:p>8636.36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150]; -8300)" office:value-type="float" office:value="452.469999999999" calcext:value-type="float">
            <text:p>452.469999999999</text:p>
          </table:table-cell>
          <table:table-cell office:value-type="float" office:value="8752.47" calcext:value-type="float">
            <text:p>8752.47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151]; -8300)" office:value-type="float" office:value="1100" calcext:value-type="float">
            <text:p>1100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152]; -8300)" office:value-type="float" office:value="540" calcext:value-type="float">
            <text:p>540</text:p>
          </table:table-cell>
          <table:table-cell office:value-type="float" office:value="8840" calcext:value-type="float">
            <text:p>884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153]; -8300)" office:value-type="float" office:value="245.450000000001" calcext:value-type="float">
            <text:p>245.450000000001</text:p>
          </table:table-cell>
          <table:table-cell office:value-type="float" office:value="8545.45" calcext:value-type="float">
            <text:p>8545.45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154]; -8300)" office:value-type="float" office:value="540" calcext:value-type="float">
            <text:p>540</text:p>
          </table:table-cell>
          <table:table-cell office:value-type="float" office:value="8840" calcext:value-type="float">
            <text:p>884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155]; -8300)" office:value-type="float" office:value="1100" calcext:value-type="float">
            <text:p>1100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156]; -8300)" office:value-type="float" office:value="530" calcext:value-type="float">
            <text:p>530</text:p>
          </table:table-cell>
          <table:table-cell office:value-type="float" office:value="8830" calcext:value-type="float">
            <text:p>883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157]; -8300)" office:value-type="float" office:value="336.360000000001" calcext:value-type="float">
            <text:p>336.360000000001</text:p>
          </table:table-cell>
          <table:table-cell office:value-type="float" office:value="8636.36" calcext:value-type="float">
            <text:p>8636.36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158]; -8300)" office:value-type="float" office:value="540" calcext:value-type="float">
            <text:p>540</text:p>
          </table:table-cell>
          <table:table-cell office:value-type="float" office:value="8840" calcext:value-type="float">
            <text:p>884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159]; -8300)" office:value-type="float" office:value="336.360000000001" calcext:value-type="float">
            <text:p>336.360000000001</text:p>
          </table:table-cell>
          <table:table-cell office:value-type="float" office:value="8636.36" calcext:value-type="float">
            <text:p>8636.36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SUM([.F160]; -8300)" office:value-type="float" office:value="452.469999999999" calcext:value-type="float">
            <text:p>452.469999999999</text:p>
          </table:table-cell>
          <table:table-cell office:value-type="float" office:value="8752.47" calcext:value-type="float">
            <text:p>8752.47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161]; -8300)" office:value-type="float" office:value="1100" calcext:value-type="float">
            <text:p>1100</text:p>
          </table:table-cell>
          <table:table-cell office:value-type="float" office:value="9400" calcext:value-type="float">
            <text:p>9400</text:p>
          </table:table-cell>
        </table:table-row>
      </table:table>
      <table:table table:name="README" table:style-name="ta1">
        <table:table-column table:style-name="co1" table:default-cell-style-name="Default"/>
        <table:table-row table:style-name="ro1">
          <table:table-cell office:value-type="string" calcext:value-type="string">
            <text:p>README: This data corresponds to the oscillate_pwm() test. The test characterizes the response of our Nidec 24H motors. Depending on the time_delay, we see how accurately our motors respond to the set PWM. We decided that 250ms is optimal for our purpose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17:34:08.066723598</meta:creation-date>
    <dc:date>2021-12-09T18:05:04.086639524</dc:date>
    <meta:editing-duration>PT5S</meta:editing-duration>
    <meta:editing-cycles>1</meta:editing-cycles>
    <meta:document-statistic meta:table-count="6" meta:cell-count="1054" meta:object-count="6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cm" svg:y="3.946cm" style:legend-expansion="high" chart:style-name="ch2"/>
        <chart:plot-area chart:style-name="ch3" table:cell-range-address="500ms.A1:500ms.A40 500ms.C1:500ms.C40" svg:x="0.32cm" svg:y="0.18cm" svg:width="12.45cm" svg:height="8.64cm">
          <chartooo:coordinate-region svg:x="1.524cm" svg:y="0.382cm" svg:width="11.246cm" svg:height="7.6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500ms.A1:500ms.A40" chart:class="chart:line">
            <chart:data-point chart:repeated="40"/>
          </chart:series>
          <chart:series chart:style-name="ch7" chart:values-cell-range-address="500ms.C1:500ms.C40" chart:class="chart:line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500ms.A1:500ms.A40</svg:desc>
                </draw:g>
              </table:table-cell>
              <table:table-cell office:value-type="float" office:value="NaN">
                <text:p>NaN</text:p>
                <draw:g>
                  <svg:desc>500ms.C1:500ms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8630">
                <text:p>86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314.63">
                <text:p>8314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8650">
                <text:p>86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297.41">
                <text:p>8297.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8650">
                <text:p>86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307.39">
                <text:p>8307.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8650">
                <text:p>86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311.38">
                <text:p>8311.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8650">
                <text:p>86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315.37">
                <text:p>8315.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8574.26">
                <text:p>8574.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8332">
                <text:p>83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8574.26">
                <text:p>8574.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8332">
                <text:p>83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8747.47">
                <text:p>8747.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8315.37">
                <text:p>8315.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5">
                <text:p>255</text:p>
              </table:table-cell>
              <table:table-cell office:value-type="float" office:value="8660">
                <text:p>86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8315.37">
                <text:p>8315.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8660">
                <text:p>86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315.37">
                <text:p>8315.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8660">
                <text:p>86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317.37">
                <text:p>8317.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5">
                <text:p>255</text:p>
              </table:table-cell>
              <table:table-cell office:value-type="float" office:value="8574.26">
                <text:p>8574.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5">
                <text:p>255</text:p>
              </table:table-cell>
              <table:table-cell office:value-type="float" office:value="8574.26">
                <text:p>8574.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8332">
                <text:p>83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5">
                <text:p>255</text:p>
              </table:table-cell>
              <table:table-cell office:value-type="float" office:value="8660">
                <text:p>86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8313.37">
                <text:p>8313.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5">
                <text:p>255</text:p>
              </table:table-cell>
              <table:table-cell office:value-type="float" office:value="8737.37">
                <text:p>8737.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8311.38">
                <text:p>8311.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5">
                <text:p>255</text:p>
              </table:table-cell>
              <table:table-cell office:value-type="float" office:value="8650">
                <text:p>86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8307.39">
                <text:p>8307.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5">
                <text:p>255</text:p>
              </table:table-cell>
              <table:table-cell office:value-type="float" office:value="8650">
                <text:p>86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8307.39">
                <text:p>8307.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5">
                <text:p>255</text:p>
              </table:table-cell>
              <table:table-cell office:value-type="float" office:value="8564.36">
                <text:p>8564.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8328">
                <text:p>83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1cm" svg:y="3.946cm" style:legend-expansion="high" chart:style-name="ch2"/>
        <chart:plot-area chart:style-name="ch3" table:cell-range-address="100ms.A1:100ms.B49" svg:x="0.32cm" svg:y="0.18cm" svg:width="12.471cm" svg:height="8.64cm">
          <chartooo:coordinate-region svg:x="1.143cm" svg:y="0.382cm" svg:width="11.506cm" svg:height="7.6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100ms.A1:100ms.A49" chart:class="chart:line">
            <chart:data-point chart:repeated="49"/>
          </chart:series>
          <chart:series chart:style-name="ch7" chart:values-cell-range-address="100ms.B1:100ms.B49" chart:class="chart:line"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100ms.A1:100ms.A49</svg:desc>
                </draw:g>
              </table:table-cell>
              <table:table-cell office:value-type="float" office:value="180">
                <text:p>180</text:p>
                <draw:g>
                  <svg:desc>100ms.B1:100ms.B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04.950000000001">
                <text:p>204.95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">
                <text:p>255</text:p>
              </table:table-cell>
              <table:table-cell office:value-type="float" office:value="244.549999999999">
                <text:p>244.549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24.75">
                <text:p>224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447.469999999999">
                <text:p>447.46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50.98">
                <text:p>150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274.26">
                <text:p>274.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">
                <text:p>25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54.459999999999">
                <text:p>254.4599999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80.389999999999">
                <text:p>180.3899999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74.26">
                <text:p>274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">
                <text:p>255</text:p>
              </table:table-cell>
              <table:table-cell office:value-type="float" office:value="294.059999999999">
                <text:p>294.059999999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5">
                <text:p>25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74.26">
                <text:p>274.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303.959999999999">
                <text:p>303.959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64.360000000001">
                <text:p>264.36000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5">
                <text:p>255</text:p>
              </table:table-cell>
              <table:table-cell office:value-type="float" office:value="477.780000000001">
                <text:p>477.78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74.26">
                <text:p>274.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5">
                <text:p>255</text:p>
              </table:table-cell>
              <table:table-cell office:value-type="float" office:value="294.059999999999">
                <text:p>294.059999999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5">
                <text:p>25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5">
                <text:p>25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74.26">
                <text:p>274.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">
                <text:p>255</text:p>
              </table:table-cell>
              <table:table-cell office:value-type="float" office:value="303.959999999999">
                <text:p>303.95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74.26">
                <text:p>274.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">
                <text:p>255</text:p>
              </table:table-cell>
              <table:table-cell office:value-type="float" office:value="477.780000000001">
                <text:p>477.78000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90.200000000001">
                <text:p>190.20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">
                <text:p>255</text:p>
              </table:table-cell>
              <table:table-cell office:value-type="float" office:value="294.059999999999">
                <text:p>294.059999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5">
                <text:p>25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5">
                <text:p>25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74.26">
                <text:p>274.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1cm" svg:y="3.946cm" style:legend-expansion="high" chart:style-name="ch2"/>
        <chart:plot-area chart:style-name="ch3" table:cell-range-address="500ms.A5:500ms.B40" svg:x="0.32cm" svg:y="0.18cm" svg:width="12.471cm" svg:height="8.64cm">
          <chartooo:coordinate-region svg:x="1.27cm" svg:y="0.383cm" svg:width="11.521cm" svg:height="8.2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500ms.A5:500ms.A40" chart:class="chart:line">
            <chart:data-point chart:repeated="36"/>
          </chart:series>
          <chart:series chart:style-name="ch7" chart:values-cell-range-address="500ms.B5:500ms.B40" chart:class="chart:line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500ms.A5:500ms.A40</svg:desc>
                </draw:g>
              </table:table-cell>
              <table:table-cell office:value-type="float" office:value="330">
                <text:p>330</text:p>
                <draw:g>
                  <svg:desc>500ms.B5:500ms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4.6299999999992">
                <text:p>14.6299999999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2.59000000000015">
                <text:p>-2.59000000000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.38999999999942">
                <text:p>7.389999999999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1.3799999999992">
                <text:p>11.3799999999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5.3700000000008">
                <text:p>15.37000000000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274.26">
                <text:p>274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274.26">
                <text:p>274.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447.469999999999">
                <text:p>447.4699999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5.3700000000008">
                <text:p>15.37000000000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5.3700000000008">
                <text:p>15.37000000000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5.3700000000008">
                <text:p>15.37000000000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5">
                <text:p>25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7.3700000000008">
                <text:p>17.37000000000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274.26">
                <text:p>274.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274.26">
                <text:p>274.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5">
                <text:p>25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3.3700000000008">
                <text:p>13.37000000000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5">
                <text:p>255</text:p>
              </table:table-cell>
              <table:table-cell office:value-type="float" office:value="437.370000000001">
                <text:p>437.37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1.3799999999992">
                <text:p>11.37999999999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5">
                <text:p>25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7.38999999999942">
                <text:p>7.389999999999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5">
                <text:p>25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7.38999999999942">
                <text:p>7.389999999999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5">
                <text:p>255</text:p>
              </table:table-cell>
              <table:table-cell office:value-type="float" office:value="264.360000000001">
                <text:p>264.360000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1cm" svg:y="3.946cm" style:legend-expansion="high" chart:style-name="ch2"/>
        <chart:plot-area chart:style-name="ch3" table:cell-range-address="50ms.A1:50ms.B59" svg:x="0.32cm" svg:y="0.18cm" svg:width="12.471cm" svg:height="8.64cm">
          <chartooo:coordinate-region svg:x="1.143cm" svg:y="0.382cm" svg:width="11.648cm" svg:height="7.6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50ms.A1:50ms.A59" chart:class="chart:line">
            <chart:data-point chart:repeated="59"/>
          </chart:series>
          <chart:series chart:style-name="ch7" chart:values-cell-range-address="50ms.B1:50ms.B59" chart:class="chart:line">
            <chart:data-point chart:repeated="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50ms.A1:50ms.A59</svg:desc>
                </draw:g>
              </table:table-cell>
              <table:table-cell office:value-type="float" office:value="220">
                <text:p>220</text:p>
                <draw:g>
                  <svg:desc>50ms.B1:50ms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155.450000000001">
                <text:p>155.45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50.98">
                <text:p>150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224.75">
                <text:p>224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">
                <text:p>255</text:p>
              </table:table-cell>
              <table:table-cell office:value-type="float" office:value="274.26">
                <text:p>274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49.02">
                <text:p>249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294.059999999999">
                <text:p>294.05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487.879999999999">
                <text:p>487.87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88.24">
                <text:p>288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">
                <text:p>255</text:p>
              </table:table-cell>
              <table:table-cell office:value-type="float" office:value="508.08">
                <text:p>508.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307.84">
                <text:p>307.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518.18">
                <text:p>518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27.450000000001">
                <text:p>327.45000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327.450000000001">
                <text:p>327.450000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518.18">
                <text:p>518.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">
                <text:p>25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80.77">
                <text:p>180.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347.059999999999">
                <text:p>347.05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5">
                <text:p>25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80.77">
                <text:p>180.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353.459999999999">
                <text:p>353.459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5">
                <text:p>255</text:p>
              </table:table-cell>
              <table:table-cell office:value-type="float" office:value="353.459999999999">
                <text:p>353.459999999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47.059999999999">
                <text:p>347.05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5">
                <text:p>255</text:p>
              </table:table-cell>
              <table:table-cell office:value-type="float" office:value="363.370000000001">
                <text:p>363.37000000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5">
                <text:p>255</text:p>
              </table:table-cell>
              <table:table-cell office:value-type="float" office:value="353.459999999999">
                <text:p>353.459999999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47.059999999999">
                <text:p>347.059999999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5">
                <text:p>255</text:p>
              </table:table-cell>
              <table:table-cell office:value-type="float" office:value="363.370000000001">
                <text:p>363.370000000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">
                <text:p>25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327.450000000001">
                <text:p>327.45000000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">
                <text:p>25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">
                <text:p>25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347.059999999999">
                <text:p>347.059999999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5">
                <text:p>25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5">
                <text:p>25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347.059999999999">
                <text:p>347.05999999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">
                <text:p>25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347.059999999999">
                <text:p>347.059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5">
                <text:p>25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347.059999999999">
                <text:p>347.0599999999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5">
                <text:p>255</text:p>
              </table:table-cell>
              <table:table-cell office:value-type="float" office:value="538.379999999999">
                <text:p>538.379999999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347.059999999999">
                <text:p>347.059999999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1cm" svg:y="3.946cm" style:legend-expansion="high" chart:style-name="ch2"/>
        <chart:plot-area chart:style-name="ch3" table:cell-range-address="10ms.A1:10ms.B59" svg:x="0.32cm" svg:y="0.18cm" svg:width="12.471cm" svg:height="8.64cm">
          <chartooo:coordinate-region svg:x="1.46cm" svg:y="0.382cm" svg:width="11.331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10ms.A1:10ms.A59" chart:class="chart:line">
            <chart:data-point chart:repeated="59"/>
          </chart:series>
          <chart:series chart:style-name="ch7" chart:values-cell-range-address="10ms.B1:10ms.B59" chart:class="chart:line">
            <chart:data-point chart:repeated="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10ms.A1:10ms.A59</svg:desc>
                </draw:g>
              </table:table-cell>
              <table:table-cell office:value-type="float" office:value="400">
                <text:p>400</text:p>
                <draw:g>
                  <svg:desc>10ms.B1:10ms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800">
                <text:p>-8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">
                <text:p>255</text:p>
              </table:table-cell>
              <table:table-cell office:value-type="float" office:value="195.049999999999">
                <text:p>195.049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274.26">
                <text:p>274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54.540000000001">
                <text:p>154.54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">
                <text:p>255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393.07">
                <text:p>393.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412.870000000001">
                <text:p>412.8700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45.450000000001">
                <text:p>245.45000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588.889999999999">
                <text:p>588.88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">
                <text:p>25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-466.67">
                <text:p>-466.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432.67">
                <text:p>432.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5">
                <text:p>255</text:p>
              </table:table-cell>
              <table:table-cell office:value-type="float" office:value="432.67">
                <text:p>432.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45.450000000001">
                <text:p>245.45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609.09">
                <text:p>609.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5">
                <text:p>25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5">
                <text:p>255</text:p>
              </table:table-cell>
              <table:table-cell office:value-type="float" office:value="609.09">
                <text:p>609.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-383.33">
                <text:p>-383.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5">
                <text:p>255</text:p>
              </table:table-cell>
              <table:table-cell office:value-type="float" office:value="432.67">
                <text:p>432.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5">
                <text:p>255</text:p>
              </table:table-cell>
              <table:table-cell office:value-type="float" office:value="432.67">
                <text:p>432.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45.450000000001">
                <text:p>245.4500000000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">
                <text:p>255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">
                <text:p>25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">
                <text:p>255</text:p>
              </table:table-cell>
              <table:table-cell office:value-type="float" office:value="609.09">
                <text:p>609.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-383.33">
                <text:p>-383.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5">
                <text:p>255</text:p>
              </table:table-cell>
              <table:table-cell office:value-type="float" office:value="432.67">
                <text:p>432.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5">
                <text:p>255</text:p>
              </table:table-cell>
              <table:table-cell office:value-type="float" office:value="432.67">
                <text:p>432.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336.360000000001">
                <text:p>336.36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">
                <text:p>25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5">
                <text:p>255</text:p>
              </table:table-cell>
              <table:table-cell office:value-type="float" office:value="609.09">
                <text:p>609.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-383.33">
                <text:p>-383.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5">
                <text:p>25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336.360000000001">
                <text:p>336.36000000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5">
                <text:p>255</text:p>
              </table:table-cell>
              <table:table-cell office:value-type="float" office:value="442.57">
                <text:p>442.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245.450000000001">
                <text:p>245.4500000000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1cm" svg:y="3.946cm" style:legend-expansion="high" chart:style-name="ch2"/>
        <chart:plot-area chart:style-name="ch3" table:cell-range-address="250ms.A1:250ms.B42" svg:x="0.32cm" svg:y="0.18cm" svg:width="12.471cm" svg:height="8.64cm">
          <chartooo:coordinate-region svg:x="1.143cm" svg:y="0.382cm" svg:width="11.648cm" svg:height="7.6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50ms.A1:250ms.A42" chart:class="chart:line">
            <chart:data-point chart:repeated="42"/>
          </chart:series>
          <chart:series chart:style-name="ch7" chart:values-cell-range-address="250ms.B1:250ms.B42" chart:class="chart:line"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50ms.A1:250ms.A42</svg:desc>
                </draw:g>
              </table:table-cell>
              <table:table-cell office:value-type="float" office:value="14.7399999999998">
                <text:p>14.7399999999998</text:p>
                <draw:g>
                  <svg:desc>250ms.B1:250ms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346.459999999999">
                <text:p>346.45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224.75">
                <text:p>224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">
                <text:p>25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34.26">
                <text:p>134.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244.549999999999">
                <text:p>244.54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38.25">
                <text:p>138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46.209999999999">
                <text:p>146.209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244.549999999999">
                <text:p>244.549999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">
                <text:p>255</text:p>
              </table:table-cell>
              <table:table-cell office:value-type="float" office:value="427.27">
                <text:p>427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46.209999999999">
                <text:p>146.2099999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427.27">
                <text:p>427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54.18">
                <text:p>154.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254.459999999999">
                <text:p>254.459999999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58.17">
                <text:p>158.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">
                <text:p>25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58.17">
                <text:p>158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254.459999999999">
                <text:p>254.45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62.15">
                <text:p>162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5">
                <text:p>255</text:p>
              </table:table-cell>
              <table:table-cell office:value-type="float" office:value="437.370000000001">
                <text:p>437.37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66.129999999999">
                <text:p>166.129999999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30.120000000001">
                <text:p>230.12000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5">
                <text:p>25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66.129999999999">
                <text:p>166.12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5">
                <text:p>25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66.129999999999">
                <text:p>166.129999999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5">
                <text:p>25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66.129999999999">
                <text:p>166.129999999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5">
                <text:p>25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66.129999999999">
                <text:p>166.1299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">
                <text:p>255</text:p>
              </table:table-cell>
              <table:table-cell office:value-type="float" office:value="274.26">
                <text:p>274.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66.129999999999">
                <text:p>166.12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">
                <text:p>255</text:p>
              </table:table-cell>
              <table:table-cell office:value-type="float" office:value="447.469999999999">
                <text:p>447.46999999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